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0.9717in"/>
    </style:style>
    <style:style style:name="co4" style:family="table-column">
      <style:table-column-properties fo:break-before="auto" style:column-width="1.7783in"/>
    </style:style>
    <style:style style:name="co5" style:family="table-column">
      <style:table-column-properties fo:break-before="auto" style:column-width="1.337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37"/>
    <style:style style:name="ce3" style:family="table-cell" style:parent-style-name="Default" style:data-style-name="N40"/>
    <style:style style:name="ce4" style:family="table-cell" style:parent-style-name="Default" style:data-style-name="N10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Waypoint</text:p>
          </table:table-cell>
          <table:table-cell table:style-name="ce1" office:value-type="string">
            <text:p>LAT</text:p>
          </table:table-cell>
          <table:table-cell table:style-name="ce1" office:value-type="string">
            <text:p>LON</text:p>
          </table:table-cell>
          <table:table-cell table:style-name="ce1" office:value-type="string">
            <text:p>Habitat</text:p>
          </table:table-cell>
          <table:table-cell table:style-name="ce1" office:value-type="string">
            <text:p>Boundary</text:p>
          </table:table-cell>
          <table:table-cell table:style-name="ce1" office:value-type="string">
            <text:p>Boundary 2</text:p>
          </table:table-cell>
          <table:table-cell table:style-name="ce1" office:value-type="string">
            <text:p>Height Verbatim</text:p>
          </table:table-cell>
          <table:table-cell table:style-name="ce1" office:value-type="string">
            <text:p>Height Code</text:p>
          </table:table-cell>
          <table:table-cell table:style-name="ce1" office:value-type="string">
            <text:p>Canopy Level – Verbatim</text:p>
          </table:table-cell>
          <table:table-cell table:style-name="ce1" office:value-type="string">
            <text:p>Canopy Level Code</text:p>
          </table:table-cell>
        </table:table-row>
        <table:table-row table:style-name="ro1">
          <table:table-cell office:value-type="date" office:date-value="2008-03-18">
            <text:p>03/18/08</text:p>
          </table:table-cell>
          <table:table-cell office:value-type="time" office:time-value="PT17H09M00S">
            <text:p>17:09</text:p>
          </table:table-cell>
          <table:table-cell office:value-type="float" office:value="75">
            <text:p>75</text:p>
          </table:table-cell>
          <table:table-cell office:value-type="float" office:value="9.116064">
            <text:p>9.116064</text:p>
          </table:table-cell>
          <table:table-cell office:value-type="float" office:value="-79.698789">
            <text:p>-79.698789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time" office:time-value="PT17H20M00S">
            <text:p>17:20</text:p>
          </table:table-cell>
          <table:table-cell office:value-type="float" office:value="76">
            <text:p>76</text:p>
          </table:table-cell>
          <table:table-cell office:value-type="float" office:value="9.116122">
            <text:p>9.116122</text:p>
          </table:table-cell>
          <table:table-cell office:value-type="float" office:value="-79.698734">
            <text:p>-79.69873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time" office:time-value="PT17H30M00S">
            <text:p>17:30</text:p>
          </table:table-cell>
          <table:table-cell office:value-type="float" office:value="77">
            <text:p>77</text:p>
          </table:table-cell>
          <table:table-cell office:value-type="float" office:value="9.116098">
            <text:p>9.116098</text:p>
          </table:table-cell>
          <table:table-cell office:value-type="float" office:value="-79.698668">
            <text:p>-79.698668</text:p>
          </table:table-cell>
          <table:table-cell table:number-columns-repeated="3"/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time" office:time-value="PT17H40M00S">
            <text:p>17:40</text:p>
          </table:table-cell>
          <table:table-cell office:value-type="float" office:value="78">
            <text:p>78</text:p>
          </table:table-cell>
          <table:table-cell office:value-type="float" office:value="9.115679">
            <text:p>9.115679</text:p>
          </table:table-cell>
          <table:table-cell office:value-type="float" office:value="-79.698906">
            <text:p>-79.698906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table:number-columns-repeated="4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7H33M00S">
            <text:p>07:33</text:p>
          </table:table-cell>
          <table:table-cell office:value-type="float" office:value="79">
            <text:p>79</text:p>
          </table:table-cell>
          <table:table-cell office:value-type="float" office:value="9.116085">
            <text:p>9.116085</text:p>
          </table:table-cell>
          <table:table-cell office:value-type="float" office:value="-79.698834">
            <text:p>-79.698834</text:p>
          </table:table-cell>
          <table:table-cell office:value-type="string">
            <text:p>Backyard</text:p>
          </table:table-cell>
          <table:table-cell table:number-columns-repeated="2"/>
          <table:table-cell office:value-type="string">
            <text:p>7 meter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7H43M00S">
            <text:p>07:43</text:p>
          </table:table-cell>
          <table:table-cell office:value-type="float" office:value="80">
            <text:p>80</text:p>
          </table:table-cell>
          <table:table-cell office:value-type="float" office:value="9.116322">
            <text:p>9.116322</text:p>
          </table:table-cell>
          <table:table-cell office:value-type="float" office:value="-79.698647">
            <text:p>-79.698647</text:p>
          </table:table-cell>
          <table:table-cell office:value-type="string">
            <text:p>Gallery</text:p>
          </table:table-cell>
          <table:table-cell table:number-columns-repeated="2" office:value-type="string">
            <text:p>Backyard</text:p>
          </table:table-cell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7H53M00S">
            <text:p>07:53</text:p>
          </table:table-cell>
          <table:table-cell office:value-type="float" office:value="81">
            <text:p>81</text:p>
          </table:table-cell>
          <table:table-cell office:value-type="float" office:value="9.116349">
            <text:p>9.116349</text:p>
          </table:table-cell>
          <table:table-cell office:value-type="float" office:value="-79.698578">
            <text:p>-79.698578</text:p>
          </table:table-cell>
          <table:table-cell office:value-type="string">
            <text:p>Gallery</text:p>
          </table:table-cell>
          <table:table-cell table:number-columns-repeated="2" office:value-type="string">
            <text:p>Backyard</text:p>
          </table:table-cell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8H03M00S">
            <text:p>08:03</text:p>
          </table:table-cell>
          <table:table-cell office:value-type="float" office:value="82">
            <text:p>82</text:p>
          </table:table-cell>
          <table:table-cell office:value-type="float" office:value="9.116304">
            <text:p>9.116304</text:p>
          </table:table-cell>
          <table:table-cell office:value-type="float" office:value="-79.698444">
            <text:p>-79.698444</text:p>
          </table:table-cell>
          <table:table-cell office:value-type="string">
            <text:p>Gallery</text:p>
          </table:table-cell>
          <table:table-cell table:number-columns-repeated="2" office:value-type="string">
            <text:p>Backyard</text:p>
          </table:table-cell>
          <table:table-cell office:value-type="string">
            <text:p>&gt; 6 meter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8H13M00S">
            <text:p>08:13</text:p>
          </table:table-cell>
          <table:table-cell office:value-type="float" office:value="83">
            <text:p>83</text:p>
          </table:table-cell>
          <table:table-cell office:value-type="float" office:value="9.116381">
            <text:p>9.116381</text:p>
          </table:table-cell>
          <table:table-cell office:value-type="float" office:value="-79.698391">
            <text:p>-79.698391</text:p>
          </table:table-cell>
          <table:table-cell office:value-type="string">
            <text:p>Gallery</text:p>
          </table:table-cell>
          <table:table-cell table:number-columns-repeated="2" office:value-type="string">
            <text:p>Backyard</text:p>
          </table:table-cell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8H23M00S">
            <text:p>08:23</text:p>
          </table:table-cell>
          <table:table-cell office:value-type="float" office:value="84">
            <text:p>84</text:p>
          </table:table-cell>
          <table:table-cell office:value-type="float" office:value="9.116297">
            <text:p>9.116297</text:p>
          </table:table-cell>
          <table:table-cell office:value-type="float" office:value="-79.698393">
            <text:p>-79.698393</text:p>
          </table:table-cell>
          <table:table-cell office:value-type="string">
            <text:p>Gallery</text:p>
          </table:table-cell>
          <table:table-cell table:number-columns-repeated="2" office:value-type="string">
            <text:p>Backyard</text:p>
          </table:table-cell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8H33M00S">
            <text:p>08:33</text:p>
          </table:table-cell>
          <table:table-cell office:value-type="float" office:value="85">
            <text:p>85</text:p>
          </table:table-cell>
          <table:table-cell office:value-type="float" office:value="9.116367">
            <text:p>9.116367</text:p>
          </table:table-cell>
          <table:table-cell office:value-type="float" office:value="-79.698418">
            <text:p>-79.698418</text:p>
          </table:table-cell>
          <table:table-cell office:value-type="string">
            <text:p>Gallery</text:p>
          </table:table-cell>
          <table:table-cell table:number-columns-repeated="2" office:value-type="string">
            <text:p>Backyard</text:p>
          </table:table-cell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8H43M00S">
            <text:p>08:43</text:p>
          </table:table-cell>
          <table:table-cell office:value-type="float" office:value="86">
            <text:p>86</text:p>
          </table:table-cell>
          <table:table-cell office:value-type="float" office:value="9.116355">
            <text:p>9.116355</text:p>
          </table:table-cell>
          <table:table-cell office:value-type="float" office:value="-79.698369">
            <text:p>-79.698369</text:p>
          </table:table-cell>
          <table:table-cell office:value-type="string">
            <text:p>Gallery</text:p>
          </table:table-cell>
          <table:table-cell table:number-columns-repeated="2" office:value-type="string">
            <text:p>Backyard</text:p>
          </table:table-cell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8H53M00S">
            <text:p>08:53</text:p>
          </table:table-cell>
          <table:table-cell office:value-type="float" office:value="87">
            <text:p>87</text:p>
          </table:table-cell>
          <table:table-cell office:value-type="float" office:value="9.116299">
            <text:p>9.116299</text:p>
          </table:table-cell>
          <table:table-cell office:value-type="float" office:value="-79.698458">
            <text:p>-79.698458</text:p>
          </table:table-cell>
          <table:table-cell office:value-type="string">
            <text:p>Gallery</text:p>
          </table:table-cell>
          <table:table-cell table:number-columns-repeated="2" office:value-type="string">
            <text:p>Backyard</text:p>
          </table:table-cell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9H03M00S">
            <text:p>09:03</text:p>
          </table:table-cell>
          <table:table-cell office:value-type="float" office:value="88">
            <text:p>88</text:p>
          </table:table-cell>
          <table:table-cell office:value-type="float" office:value="9.116216">
            <text:p>9.116216</text:p>
          </table:table-cell>
          <table:table-cell office:value-type="float" office:value="-79.6985">
            <text:p>-79.698500</text:p>
          </table:table-cell>
          <table:table-cell office:value-type="string">
            <text:p>Gallery</text:p>
          </table:table-cell>
          <table:table-cell table:number-columns-repeated="2" office:value-type="string">
            <text:p>Backyard</text:p>
          </table:table-cell>
          <table:table-cell office:value-type="string">
            <text:p>&gt; 15 meters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9H13M00S">
            <text:p>09:13</text:p>
          </table:table-cell>
          <table:table-cell office:value-type="float" office:value="89">
            <text:p>89</text:p>
          </table:table-cell>
          <table:table-cell office:value-type="float" office:value="9.116194">
            <text:p>9.116194</text:p>
          </table:table-cell>
          <table:table-cell office:value-type="float" office:value="-79.698736">
            <text:p>-79.698736</text:p>
          </table:table-cell>
          <table:table-cell office:value-type="string">
            <text:p>Gallery</text:p>
          </table:table-cell>
          <table:table-cell table:number-columns-repeated="2" office:value-type="string">
            <text:p>Backyard</text:p>
          </table:table-cell>
          <table:table-cell office:value-type="string">
            <text:p>6 meter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9H23M00S">
            <text:p>09:23</text:p>
          </table:table-cell>
          <table:table-cell office:value-type="float" office:value="90">
            <text:p>90</text:p>
          </table:table-cell>
          <table:table-cell office:value-type="float" office:value="9.116234">
            <text:p>9.116234</text:p>
          </table:table-cell>
          <table:table-cell office:value-type="float" office:value="-79.698901">
            <text:p>-79.698901</text:p>
          </table:table-cell>
          <table:table-cell office:value-type="string">
            <text:p>Backyard</text:p>
          </table:table-cell>
          <table:table-cell table:number-columns-repeated="2"/>
          <table:table-cell office:value-type="string">
            <text:p>6 meter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9H33M00S">
            <text:p>09:33</text:p>
          </table:table-cell>
          <table:table-cell office:value-type="float" office:value="91">
            <text:p>91</text:p>
          </table:table-cell>
          <table:table-cell office:value-type="float" office:value="9.115976">
            <text:p>9.115976</text:p>
          </table:table-cell>
          <table:table-cell office:value-type="float" office:value="-79.698773">
            <text:p>-79.698773</text:p>
          </table:table-cell>
          <table:table-cell office:value-type="string">
            <text:p>Backyard</text:p>
          </table:table-cell>
          <table:table-cell table:number-columns-repeated="2"/>
          <table:table-cell office:value-type="string">
            <text:p>4 meters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9H43M00S">
            <text:p>09:43</text:p>
          </table:table-cell>
          <table:table-cell office:value-type="float" office:value="92">
            <text:p>92</text:p>
          </table:table-cell>
          <table:table-cell office:value-type="float" office:value="9.116239">
            <text:p>9.116239</text:p>
          </table:table-cell>
          <table:table-cell office:value-type="float" office:value="-79.698665">
            <text:p>-79.698665</text:p>
          </table:table-cell>
          <table:table-cell office:value-type="string">
            <text:p>Backyard</text:p>
          </table:table-cell>
          <table:table-cell table:number-columns-repeated="2"/>
          <table:table-cell office:value-type="string">
            <text:p>6 meter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9H53M00S">
            <text:p>09:53</text:p>
          </table:table-cell>
          <table:table-cell office:value-type="float" office:value="93">
            <text:p>93</text:p>
          </table:table-cell>
          <table:table-cell office:value-type="float" office:value="9.116185">
            <text:p>9.116185</text:p>
          </table:table-cell>
          <table:table-cell office:value-type="float" office:value="-79.69854">
            <text:p>-79.698540</text:p>
          </table:table-cell>
          <table:table-cell table:number-columns-repeated="7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10H03M00S">
            <text:p>10:03</text:p>
          </table:table-cell>
          <table:table-cell office:value-type="float" office:value="95">
            <text:p>95</text:p>
          </table:table-cell>
          <table:table-cell office:value-type="float" office:value="9.116211">
            <text:p>9.116211</text:p>
          </table:table-cell>
          <table:table-cell office:value-type="float" office:value="-79.698703">
            <text:p>-79.698703</text:p>
          </table:table-cell>
          <table:table-cell office:value-type="string">
            <text:p>Backyard</text:p>
          </table:table-cell>
          <table:table-cell table:number-columns-repeated="2"/>
          <table:table-cell office:value-type="string">
            <text:p>6 meter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10H13M00S">
            <text:p>10:13</text:p>
          </table:table-cell>
          <table:table-cell office:value-type="float" office:value="96">
            <text:p>96</text:p>
          </table:table-cell>
          <table:table-cell office:value-type="float" office:value="9.116091">
            <text:p>9.116091</text:p>
          </table:table-cell>
          <table:table-cell office:value-type="float" office:value="-79.698773">
            <text:p>-79.698773</text:p>
          </table:table-cell>
          <table:table-cell table:number-columns-repeated="7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10H23M00S">
            <text:p>10:23</text:p>
          </table:table-cell>
          <table:table-cell office:value-type="float" office:value="97">
            <text:p>97</text:p>
          </table:table-cell>
          <table:table-cell office:value-type="float" office:value="9.116032">
            <text:p>9.116032</text:p>
          </table:table-cell>
          <table:table-cell office:value-type="float" office:value="-79.698779">
            <text:p>-79.698779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 meters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2H42M00S">
            <text:p>02:42</text:p>
          </table:table-cell>
          <table:table-cell office:value-type="float" office:value="98">
            <text:p>98</text:p>
          </table:table-cell>
          <table:table-cell office:value-type="float" office:value="9.11594">
            <text:p>9.115940</text:p>
          </table:table-cell>
          <table:table-cell office:value-type="float" office:value="-79.696519">
            <text:p>-79.69651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2H52M00S">
            <text:p>02:52</text:p>
          </table:table-cell>
          <table:table-cell/>
          <table:table-cell table:style-name="Default" table:number-columns-repeated="2"/>
          <table:table-cell office:value-type="string">
            <text:p>Forest</text:p>
          </table:table-cell>
          <table:table-cell table:number-columns-repeated="2"/>
          <table:table-cell office:value-type="string">
            <text:p>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3H02M00S">
            <text:p>03:02</text:p>
          </table:table-cell>
          <table:table-cell office:value-type="float" office:value="99">
            <text:p>99</text:p>
          </table:table-cell>
          <table:table-cell office:value-type="float" office:value="9.116011">
            <text:p>9.116011</text:p>
          </table:table-cell>
          <table:table-cell office:value-type="float" office:value="-79.696592">
            <text:p>-79.69659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3H12M00S">
            <text:p>03:12</text:p>
          </table:table-cell>
          <table:table-cell office:value-type="float" office:value="100">
            <text:p>100</text:p>
          </table:table-cell>
          <table:table-cell office:value-type="float" office:value="9.11597">
            <text:p>9.115970</text:p>
          </table:table-cell>
          <table:table-cell office:value-type="float" office:value="-79.69662">
            <text:p>-79.696620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3H22M00S">
            <text:p>03:22</text:p>
          </table:table-cell>
          <table:table-cell office:value-type="float" office:value="101">
            <text:p>101</text:p>
          </table:table-cell>
          <table:table-cell office:value-type="float" office:value="9.116026">
            <text:p>9.116026</text:p>
          </table:table-cell>
          <table:table-cell office:value-type="float" office:value="-79.696473">
            <text:p>-79.69647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3H32M00S">
            <text:p>03:32</text:p>
          </table:table-cell>
          <table:table-cell office:value-type="float" office:value="102">
            <text:p>102</text:p>
          </table:table-cell>
          <table:table-cell office:value-type="float" office:value="9.115788">
            <text:p>9.115788</text:p>
          </table:table-cell>
          <table:table-cell office:value-type="float" office:value="-79.696495">
            <text:p>-79.69649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3H42M00S">
            <text:p>03:42</text:p>
          </table:table-cell>
          <table:table-cell office:value-type="float" office:value="103">
            <text:p>103</text:p>
          </table:table-cell>
          <table:table-cell office:value-type="float" office:value="9.115722">
            <text:p>9.115722</text:p>
          </table:table-cell>
          <table:table-cell office:value-type="float" office:value="-79.696563">
            <text:p>-79.69656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6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3H52M00S">
            <text:p>03:52</text:p>
          </table:table-cell>
          <table:table-cell office:value-type="float" office:value="104">
            <text:p>104</text:p>
          </table:table-cell>
          <table:table-cell office:value-type="float" office:value="9.115342">
            <text:p>9.115342</text:p>
          </table:table-cell>
          <table:table-cell office:value-type="float" office:value="-79.69653">
            <text:p>-79.69653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5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4H02M00S">
            <text:p>04:02</text:p>
          </table:table-cell>
          <table:table-cell office:value-type="float" office:value="105">
            <text:p>105</text:p>
          </table:table-cell>
          <table:table-cell office:value-type="float" office:value="9.114917">
            <text:p>9.114917</text:p>
          </table:table-cell>
          <table:table-cell office:value-type="float" office:value="-79.696993">
            <text:p>-79.69699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4H12M00S">
            <text:p>04:12</text:p>
          </table:table-cell>
          <table:table-cell office:value-type="float" office:value="105">
            <text:p>105</text:p>
          </table:table-cell>
          <table:table-cell office:value-type="float" office:value="9.114917">
            <text:p>9.114917</text:p>
          </table:table-cell>
          <table:table-cell office:value-type="float" office:value="-79.696993">
            <text:p>-79.69699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4H22M00S">
            <text:p>04:22</text:p>
          </table:table-cell>
          <table:table-cell office:value-type="float" office:value="106">
            <text:p>106</text:p>
          </table:table-cell>
          <table:table-cell office:value-type="float" office:value="9.114983">
            <text:p>9.114983</text:p>
          </table:table-cell>
          <table:table-cell office:value-type="float" office:value="-79.696981">
            <text:p>-79.69698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4H32M00S">
            <text:p>04:32</text:p>
          </table:table-cell>
          <table:table-cell office:value-type="float" office:value="107">
            <text:p>107</text:p>
          </table:table-cell>
          <table:table-cell office:value-type="float" office:value="9.114688">
            <text:p>9.114688</text:p>
          </table:table-cell>
          <table:table-cell office:value-type="float" office:value="-79.697056">
            <text:p>-79.69705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4H42M00S">
            <text:p>04:42</text:p>
          </table:table-cell>
          <table:table-cell office:value-type="float" office:value="108">
            <text:p>108</text:p>
          </table:table-cell>
          <table:table-cell office:value-type="float" office:value="9.114397">
            <text:p>9.114397</text:p>
          </table:table-cell>
          <table:table-cell office:value-type="float" office:value="-79.696978">
            <text:p>-79.69697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4H52M00S">
            <text:p>04:52</text:p>
          </table:table-cell>
          <table:table-cell office:value-type="float" office:value="109">
            <text:p>109</text:p>
          </table:table-cell>
          <table:table-cell office:value-type="float" office:value="9.11424">
            <text:p>9.114240</text:p>
          </table:table-cell>
          <table:table-cell office:value-type="float" office:value="-79.697326">
            <text:p>-79.697326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Grass</text:p>
          </table:table-cell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5H02M00S">
            <text:p>05:02</text:p>
          </table:table-cell>
          <table:table-cell office:value-type="float" office:value="110">
            <text:p>110</text:p>
          </table:table-cell>
          <table:table-cell office:value-type="float" office:value="9.113951">
            <text:p>9.113951</text:p>
          </table:table-cell>
          <table:table-cell office:value-type="float" office:value="-79.697139">
            <text:p>-79.697139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Road</text:p>
          </table:table-cell>
          <table:table-cell office:value-type="string">
            <text:p>6 meters</text:p>
          </table:table-cell>
          <table:table-cell office:value-type="float" office:value="3">
            <text:p>3</text:p>
          </table:table-cell>
          <table:table-cell office:value-type="string">
            <text:p>Low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19">
            <text:p>03/19/08</text:p>
          </table:table-cell>
          <table:table-cell office:value-type="time" office:time-value="PT05H12M00S">
            <text:p>05:12</text:p>
          </table:table-cell>
          <table:table-cell office:value-type="float" office:value="111">
            <text:p>111</text:p>
          </table:table-cell>
          <table:table-cell office:value-type="float" office:value="9.113733">
            <text:p>9.113733</text:p>
          </table:table-cell>
          <table:table-cell office:value-type="float" office:value="-79.69718">
            <text:p>-79.697180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Road</text:p>
          </table:table-cell>
          <table:table-cell office:value-type="string">
            <text:p>6 meters</text:p>
          </table:table-cell>
          <table:table-cell office:value-type="float" office:value="3">
            <text:p>3</text:p>
          </table:table-cell>
          <table:table-cell office:value-type="string">
            <text:p>Low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09H38M00S">
            <text:p>09:38</text:p>
          </table:table-cell>
          <table:table-cell office:value-type="float" office:value="112">
            <text:p>112</text:p>
          </table:table-cell>
          <table:table-cell office:value-type="float" office:value="9.116262">
            <text:p>9.116262</text:p>
          </table:table-cell>
          <table:table-cell office:value-type="float" office:value="-79.698406">
            <text:p>-79.698406</text:p>
          </table:table-cell>
          <table:table-cell office:value-type="string">
            <text:p>Backyard</text:p>
          </table:table-cell>
          <table:table-cell table:number-columns-repeated="2"/>
          <table:table-cell office:value-type="string">
            <text:p>&gt; 15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09H48M00S">
            <text:p>09:48</text:p>
          </table:table-cell>
          <table:table-cell office:value-type="float" office:value="113">
            <text:p>113</text:p>
          </table:table-cell>
          <table:table-cell office:value-type="float" office:value="9.115966">
            <text:p>9.115966</text:p>
          </table:table-cell>
          <table:table-cell office:value-type="float" office:value="-79.698471">
            <text:p>-79.69847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09H58M00S">
            <text:p>09:58</text:p>
          </table:table-cell>
          <table:table-cell office:value-type="float" office:value="114">
            <text:p>114</text:p>
          </table:table-cell>
          <table:table-cell office:value-type="float" office:value="9.115788">
            <text:p>9.115788</text:p>
          </table:table-cell>
          <table:table-cell office:value-type="float" office:value="-79.698297">
            <text:p>-79.69829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6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0H08M00S">
            <text:p>10:08</text:p>
          </table:table-cell>
          <table:table-cell office:value-type="float" office:value="115">
            <text:p>115</text:p>
          </table:table-cell>
          <table:table-cell office:value-type="float" office:value="9.115764">
            <text:p>9.115764</text:p>
          </table:table-cell>
          <table:table-cell office:value-type="float" office:value="-79.697913">
            <text:p>-79.69791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0H28M00S">
            <text:p>10:28</text:p>
          </table:table-cell>
          <table:table-cell office:value-type="float" office:value="116">
            <text:p>116</text:p>
          </table:table-cell>
          <table:table-cell office:value-type="float" office:value="9.115427">
            <text:p>9.115427</text:p>
          </table:table-cell>
          <table:table-cell office:value-type="float" office:value="-79.697165">
            <text:p>-79.697165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 meters</text:p>
          </table:table-cell>
          <table:table-cell office:value-type="float" office:value="3">
            <text:p>3</text:p>
          </table:table-cell>
          <table:table-cell office:value-type="string">
            <text:p>Low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0H38M00S">
            <text:p>10:38</text:p>
          </table:table-cell>
          <table:table-cell office:value-type="float" office:value="117">
            <text:p>117</text:p>
          </table:table-cell>
          <table:table-cell office:value-type="float" office:value="9.11557">
            <text:p>9.115570</text:p>
          </table:table-cell>
          <table:table-cell office:value-type="float" office:value="-79.696897">
            <text:p>-79.696897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 meters</text:p>
          </table:table-cell>
          <table:table-cell office:value-type="float" office:value="3">
            <text:p>3</text:p>
          </table:table-cell>
          <table:table-cell office:value-type="string">
            <text:p>Low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0H48M00S">
            <text:p>10:48</text:p>
          </table:table-cell>
          <table:table-cell office:value-type="float" office:value="118">
            <text:p>118</text:p>
          </table:table-cell>
          <table:table-cell office:value-type="float" office:value="9.115697">
            <text:p>9.115697</text:p>
          </table:table-cell>
          <table:table-cell office:value-type="float" office:value="-79.696566">
            <text:p>-79.69656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4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1H18M00S">
            <text:p>11:18</text:p>
          </table:table-cell>
          <table:table-cell office:value-type="float" office:value="119">
            <text:p>119</text:p>
          </table:table-cell>
          <table:table-cell office:value-type="float" office:value="9.115788">
            <text:p>9.115788</text:p>
          </table:table-cell>
          <table:table-cell office:value-type="float" office:value="-79.696366">
            <text:p>-79.69636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6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1H28M00S">
            <text:p>11:28</text:p>
          </table:table-cell>
          <table:table-cell office:value-type="float" office:value="120">
            <text:p>120</text:p>
          </table:table-cell>
          <table:table-cell office:value-type="float" office:value="9.115748">
            <text:p>9.115748</text:p>
          </table:table-cell>
          <table:table-cell office:value-type="float" office:value="-79.696388">
            <text:p>-79.69638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6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1H48M00S">
            <text:p>11:48</text:p>
          </table:table-cell>
          <table:table-cell office:value-type="float" office:value="121">
            <text:p>121</text:p>
          </table:table-cell>
          <table:table-cell office:value-type="float" office:value="9.115879">
            <text:p>9.115879</text:p>
          </table:table-cell>
          <table:table-cell office:value-type="float" office:value="-79.696161">
            <text:p>-79.69616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1H58M00S">
            <text:p>11:58</text:p>
          </table:table-cell>
          <table:table-cell office:value-type="float" office:value="122">
            <text:p>122</text:p>
          </table:table-cell>
          <table:table-cell office:value-type="float" office:value="9.115901">
            <text:p>9.115901</text:p>
          </table:table-cell>
          <table:table-cell office:value-type="float" office:value="-79.696215">
            <text:p>-79.69621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2H08M00S">
            <text:p>12:08</text:p>
          </table:table-cell>
          <table:table-cell office:value-type="float" office:value="123">
            <text:p>123</text:p>
          </table:table-cell>
          <table:table-cell office:value-type="float" office:value="9.115963">
            <text:p>9.115963</text:p>
          </table:table-cell>
          <table:table-cell office:value-type="float" office:value="-79.69607">
            <text:p>-79.69607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2H48M00S">
            <text:p>12:48</text:p>
          </table:table-cell>
          <table:table-cell office:value-type="float" office:value="124">
            <text:p>124</text:p>
          </table:table-cell>
          <table:table-cell office:value-type="float" office:value="9.115839">
            <text:p>9.115839</text:p>
          </table:table-cell>
          <table:table-cell office:value-type="float" office:value="-79.69558">
            <text:p>-79.695580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&gt; 6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2H58M00S">
            <text:p>12:58</text:p>
          </table:table-cell>
          <table:table-cell office:value-type="float" office:value="125">
            <text:p>125</text:p>
          </table:table-cell>
          <table:table-cell office:value-type="float" office:value="9.115862">
            <text:p>9.115862</text:p>
          </table:table-cell>
          <table:table-cell office:value-type="float" office:value="-79.695472">
            <text:p>-79.695472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3H08M00S">
            <text:p>13:08</text:p>
          </table:table-cell>
          <table:table-cell office:value-type="float" office:value="126">
            <text:p>126</text:p>
          </table:table-cell>
          <table:table-cell office:value-type="float" office:value="9.116002">
            <text:p>9.116002</text:p>
          </table:table-cell>
          <table:table-cell office:value-type="float" office:value="-79.695616">
            <text:p>-79.695616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&gt; 6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3H18M00S">
            <text:p>13:18</text:p>
          </table:table-cell>
          <table:table-cell office:value-type="float" office:value="127">
            <text:p>127</text:p>
          </table:table-cell>
          <table:table-cell office:value-type="float" office:value="9.116275">
            <text:p>9.116275</text:p>
          </table:table-cell>
          <table:table-cell office:value-type="float" office:value="-79.695865">
            <text:p>-79.695865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3H28M00S">
            <text:p>13:28</text:p>
          </table:table-cell>
          <table:table-cell office:value-type="float" office:value="128">
            <text:p>128</text:p>
          </table:table-cell>
          <table:table-cell office:value-type="float" office:value="9.116211">
            <text:p>9.116211</text:p>
          </table:table-cell>
          <table:table-cell office:value-type="float" office:value="-79.69609">
            <text:p>-79.69609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 meters</text:p>
          </table:table-cell>
          <table:table-cell office:value-type="float" office:value="3">
            <text:p>3</text:p>
          </table:table-cell>
          <table:table-cell office:value-type="string">
            <text:p>Low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3H48M00S">
            <text:p>13:48</text:p>
          </table:table-cell>
          <table:table-cell office:value-type="float" office:value="129">
            <text:p>129</text:p>
          </table:table-cell>
          <table:table-cell office:value-type="float" office:value="9.115861">
            <text:p>9.115861</text:p>
          </table:table-cell>
          <table:table-cell office:value-type="float" office:value="-79.696311">
            <text:p>-79.69631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6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3H58M00S">
            <text:p>13:58</text:p>
          </table:table-cell>
          <table:table-cell office:value-type="float" office:value="130">
            <text:p>130</text:p>
          </table:table-cell>
          <table:table-cell office:value-type="float" office:value="9.115593">
            <text:p>9.115593</text:p>
          </table:table-cell>
          <table:table-cell office:value-type="float" office:value="-79.6962">
            <text:p>-79.69620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4H08M00S">
            <text:p>14:08</text:p>
          </table:table-cell>
          <table:table-cell office:value-type="float" office:value="131">
            <text:p>131</text:p>
          </table:table-cell>
          <table:table-cell office:value-type="float" office:value="9.115409">
            <text:p>9.115409</text:p>
          </table:table-cell>
          <table:table-cell office:value-type="float" office:value="-79.696082">
            <text:p>-79.69608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4H18M00S">
            <text:p>14:18</text:p>
          </table:table-cell>
          <table:table-cell office:value-type="float" office:value="132">
            <text:p>132</text:p>
          </table:table-cell>
          <table:table-cell office:value-type="float" office:value="9.115383">
            <text:p>9.115383</text:p>
          </table:table-cell>
          <table:table-cell office:value-type="float" office:value="-79.695995">
            <text:p>-79.69599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6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4H28M00S">
            <text:p>14:28</text:p>
          </table:table-cell>
          <table:table-cell office:value-type="float" office:value="133">
            <text:p>133</text:p>
          </table:table-cell>
          <table:table-cell office:value-type="float" office:value="9.115424">
            <text:p>9.115424</text:p>
          </table:table-cell>
          <table:table-cell office:value-type="float" office:value="-79.696093">
            <text:p>-79.69609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6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4H38M00S">
            <text:p>14:38</text:p>
          </table:table-cell>
          <table:table-cell office:value-type="float" office:value="134">
            <text:p>134</text:p>
          </table:table-cell>
          <table:table-cell office:value-type="float" office:value="9.115453">
            <text:p>9.115453</text:p>
          </table:table-cell>
          <table:table-cell office:value-type="float" office:value="-79.696098">
            <text:p>-79.69609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6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4H48M00S">
            <text:p>14:48</text:p>
          </table:table-cell>
          <table:table-cell office:value-type="float" office:value="135">
            <text:p>135</text:p>
          </table:table-cell>
          <table:table-cell office:value-type="float" office:value="9.115419">
            <text:p>9.115419</text:p>
          </table:table-cell>
          <table:table-cell office:value-type="float" office:value="-79.69606">
            <text:p>-79.69606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1">
            <text:p>03/21/08</text:p>
          </table:table-cell>
          <table:table-cell office:value-type="time" office:time-value="PT14H58M00S">
            <text:p>14:58</text:p>
          </table:table-cell>
          <table:table-cell office:value-type="float" office:value="136">
            <text:p>136</text:p>
          </table:table-cell>
          <table:table-cell office:value-type="float" office:value="9.115339">
            <text:p>9.115339</text:p>
          </table:table-cell>
          <table:table-cell office:value-type="float" office:value="-79.69639">
            <text:p>-79.69639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5">
            <text:p>03/25/08</text:p>
          </table:table-cell>
          <table:table-cell office:value-type="time" office:time-value="PT09H42M00S">
            <text:p>09:42</text:p>
          </table:table-cell>
          <table:table-cell office:value-type="float" office:value="171">
            <text:p>171</text:p>
          </table:table-cell>
          <table:table-cell office:value-type="float" office:value="9.115959">
            <text:p>9.115959</text:p>
          </table:table-cell>
          <table:table-cell office:value-type="float" office:value="-79.698295">
            <text:p>-79.698295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Urban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5">
            <text:p>03/25/08</text:p>
          </table:table-cell>
          <table:table-cell office:value-type="time" office:time-value="PT09H52M00S">
            <text:p>09:52</text:p>
          </table:table-cell>
          <table:table-cell office:value-type="float" office:value="172">
            <text:p>172</text:p>
          </table:table-cell>
          <table:table-cell office:value-type="float" office:value="9.115822">
            <text:p>9.115822</text:p>
          </table:table-cell>
          <table:table-cell office:value-type="float" office:value="-79.698276">
            <text:p>-79.69827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5">
            <text:p>03/25/08</text:p>
          </table:table-cell>
          <table:table-cell office:value-type="time" office:time-value="PT10H02M00S">
            <text:p>10:02</text:p>
          </table:table-cell>
          <table:table-cell office:value-type="float" office:value="173">
            <text:p>173</text:p>
          </table:table-cell>
          <table:table-cell office:value-type="float" office:value="9.115823">
            <text:p>9.115823</text:p>
          </table:table-cell>
          <table:table-cell office:value-type="float" office:value="-79.698238">
            <text:p>-79.69823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5">
            <text:p>03/25/08</text:p>
          </table:table-cell>
          <table:table-cell office:value-type="time" office:time-value="PT10H12M00S">
            <text:p>10:12</text:p>
          </table:table-cell>
          <table:table-cell office:value-type="float" office:value="174">
            <text:p>174</text:p>
          </table:table-cell>
          <table:table-cell office:value-type="float" office:value="9.115742">
            <text:p>9.115742</text:p>
          </table:table-cell>
          <table:table-cell office:value-type="float" office:value="-79.698284">
            <text:p>-79.69828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5">
            <text:p>03/25/08</text:p>
          </table:table-cell>
          <table:table-cell office:value-type="time" office:time-value="PT10H22M00S">
            <text:p>10:22</text:p>
          </table:table-cell>
          <table:table-cell office:value-type="float" office:value="175">
            <text:p>175</text:p>
          </table:table-cell>
          <table:table-cell office:value-type="float" office:value="9.115372">
            <text:p>9.115372</text:p>
          </table:table-cell>
          <table:table-cell office:value-type="float" office:value="-79.698396">
            <text:p>-79.69839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5">
            <text:p>03/25/08</text:p>
          </table:table-cell>
          <table:table-cell office:value-type="time" office:time-value="PT10H32M00S">
            <text:p>10:32</text:p>
          </table:table-cell>
          <table:table-cell office:value-type="float" office:value="176">
            <text:p>176</text:p>
          </table:table-cell>
          <table:table-cell office:value-type="float" office:value="9.115437">
            <text:p>9.115437</text:p>
          </table:table-cell>
          <table:table-cell office:value-type="float" office:value="-79.698178">
            <text:p>-79.69817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08-03-25">
            <text:p>03/25/08</text:p>
          </table:table-cell>
          <table:table-cell office:value-type="time" office:time-value="PT14H55M00S">
            <text:p>14:55</text:p>
          </table:table-cell>
          <table:table-cell office:value-type="float" office:value="177">
            <text:p>177</text:p>
          </table:table-cell>
          <table:table-cell office:value-type="float" office:value="9.115803">
            <text:p>9.115803</text:p>
          </table:table-cell>
          <table:table-cell office:value-type="float" office:value="-79.698623">
            <text:p>-79.69862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3-25">
            <text:p>03/25/08</text:p>
          </table:table-cell>
          <table:table-cell office:value-type="time" office:time-value="PT15H05M00S">
            <text:p>15:05</text:p>
          </table:table-cell>
          <table:table-cell office:value-type="float" office:value="178">
            <text:p>178</text:p>
          </table:table-cell>
          <table:table-cell office:value-type="float" office:value="9.11586">
            <text:p>9.115860</text:p>
          </table:table-cell>
          <table:table-cell office:value-type="float" office:value="-79.698356">
            <text:p>-79.69835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5">
            <text:p>03/25/08</text:p>
          </table:table-cell>
          <table:table-cell office:value-type="time" office:time-value="PT15H15M00S">
            <text:p>15:15</text:p>
          </table:table-cell>
          <table:table-cell office:value-type="float" office:value="179">
            <text:p>179</text:p>
          </table:table-cell>
          <table:table-cell office:value-type="float" office:value="9.115905">
            <text:p>9.115905</text:p>
          </table:table-cell>
          <table:table-cell office:value-type="float" office:value="-79.698429">
            <text:p>-79.69842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3-25">
            <text:p>03/25/08</text:p>
          </table:table-cell>
          <table:table-cell office:value-type="time" office:time-value="PT15H25M00S">
            <text:p>15:25</text:p>
          </table:table-cell>
          <table:table-cell office:value-type="float" office:value="180">
            <text:p>180</text:p>
          </table:table-cell>
          <table:table-cell office:value-type="float" office:value="9.115942">
            <text:p>9.115942</text:p>
          </table:table-cell>
          <table:table-cell office:value-type="float" office:value="-79.698412">
            <text:p>-79.69841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5">
            <text:p>03/25/08</text:p>
          </table:table-cell>
          <table:table-cell office:value-type="time" office:time-value="PT15H35M00S">
            <text:p>15:35</text:p>
          </table:table-cell>
          <table:table-cell office:value-type="float" office:value="181">
            <text:p>181</text:p>
          </table:table-cell>
          <table:table-cell office:value-type="float" office:value="9.115926">
            <text:p>9.115926</text:p>
          </table:table-cell>
          <table:table-cell office:value-type="float" office:value="-79.698414">
            <text:p>-79.69841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5">
            <text:p>03/25/08</text:p>
          </table:table-cell>
          <table:table-cell office:value-type="time" office:time-value="PT15H45M00S">
            <text:p>15:45</text:p>
          </table:table-cell>
          <table:table-cell office:value-type="float" office:value="182">
            <text:p>182</text:p>
          </table:table-cell>
          <table:table-cell office:value-type="float" office:value="9.115929">
            <text:p>9.115929</text:p>
          </table:table-cell>
          <table:table-cell office:value-type="float" office:value="-79.69843">
            <text:p>-79.69843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5">
            <text:p>03/25/08</text:p>
          </table:table-cell>
          <table:table-cell office:value-type="time" office:time-value="PT15H55M00S">
            <text:p>15:55</text:p>
          </table:table-cell>
          <table:table-cell office:value-type="float" office:value="183">
            <text:p>183</text:p>
          </table:table-cell>
          <table:table-cell office:value-type="float" office:value="9.115826">
            <text:p>9.115826</text:p>
          </table:table-cell>
          <table:table-cell office:value-type="float" office:value="-79.698298">
            <text:p>-79.69829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3-25">
            <text:p>03/25/08</text:p>
          </table:table-cell>
          <table:table-cell office:value-type="time" office:time-value="PT16H05M00S">
            <text:p>16:05</text:p>
          </table:table-cell>
          <table:table-cell office:value-type="float" office:value="184">
            <text:p>184</text:p>
          </table:table-cell>
          <table:table-cell office:value-type="float" office:value="9.115866">
            <text:p>9.115866</text:p>
          </table:table-cell>
          <table:table-cell office:value-type="float" office:value="-79.698271">
            <text:p>-79.69827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1H59M00S">
            <text:p>11:59</text:p>
          </table:table-cell>
          <table:table-cell/>
          <table:table-cell table:style-name="Default" table:number-columns-repeated="2"/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2H09M00S">
            <text:p>12:09</text:p>
          </table:table-cell>
          <table:table-cell office:value-type="float" office:value="269">
            <text:p>269</text:p>
          </table:table-cell>
          <table:table-cell office:value-type="float" office:value="9.118062">
            <text:p>9.118062</text:p>
          </table:table-cell>
          <table:table-cell office:value-type="float" office:value="-79.695482">
            <text:p>-79.69548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2H19M00S">
            <text:p>12:19</text:p>
          </table:table-cell>
          <table:table-cell office:value-type="float" office:value="270">
            <text:p>270</text:p>
          </table:table-cell>
          <table:table-cell office:value-type="float" office:value="9.118033">
            <text:p>9.118033</text:p>
          </table:table-cell>
          <table:table-cell office:value-type="float" office:value="-79.695446">
            <text:p>-79.69544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2H29M00S">
            <text:p>12:29</text:p>
          </table:table-cell>
          <table:table-cell office:value-type="float" office:value="271">
            <text:p>271</text:p>
          </table:table-cell>
          <table:table-cell office:value-type="float" office:value="9.117705">
            <text:p>9.117705</text:p>
          </table:table-cell>
          <table:table-cell office:value-type="float" office:value="-79.695541">
            <text:p>-79.69554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2H39M00S">
            <text:p>12:39</text:p>
          </table:table-cell>
          <table:table-cell office:value-type="float" office:value="272">
            <text:p>272</text:p>
          </table:table-cell>
          <table:table-cell office:value-type="float" office:value="9.117204">
            <text:p>9.117204</text:p>
          </table:table-cell>
          <table:table-cell office:value-type="float" office:value="-79.695353">
            <text:p>-79.69535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time" office:time-value="PT13H19M00S">
            <text:p>13:19</text:p>
          </table:table-cell>
          <table:table-cell office:value-type="float" office:value="273">
            <text:p>273</text:p>
          </table:table-cell>
          <table:table-cell office:value-type="float" office:value="9.11698">
            <text:p>9.116980</text:p>
          </table:table-cell>
          <table:table-cell office:value-type="float" office:value="-79.695786">
            <text:p>-79.69578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0H58M00S">
            <text:p>10:58</text:p>
          </table:table-cell>
          <table:table-cell office:value-type="float" office:value="300">
            <text:p>300</text:p>
          </table:table-cell>
          <table:table-cell office:value-type="float" office:value="9.115095">
            <text:p>9.115095</text:p>
          </table:table-cell>
          <table:table-cell office:value-type="float" office:value="-79.69589">
            <text:p>-79.695890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1H08M00S">
            <text:p>11:08</text:p>
          </table:table-cell>
          <table:table-cell office:value-type="float" office:value="301">
            <text:p>301</text:p>
          </table:table-cell>
          <table:table-cell office:value-type="float" office:value="9.115254">
            <text:p>9.115254</text:p>
          </table:table-cell>
          <table:table-cell office:value-type="float" office:value="-79.695792">
            <text:p>-79.695792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1H18M00S">
            <text:p>11:18</text:p>
          </table:table-cell>
          <table:table-cell office:value-type="float" office:value="302">
            <text:p>302</text:p>
          </table:table-cell>
          <table:table-cell office:value-type="float" office:value="9.115556">
            <text:p>9.115556</text:p>
          </table:table-cell>
          <table:table-cell office:value-type="float" office:value="-79.69565">
            <text:p>-79.695650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1H28M00S">
            <text:p>11:28</text:p>
          </table:table-cell>
          <table:table-cell office:value-type="float" office:value="303">
            <text:p>303</text:p>
          </table:table-cell>
          <table:table-cell office:value-type="float" office:value="9.115691">
            <text:p>9.115691</text:p>
          </table:table-cell>
          <table:table-cell office:value-type="float" office:value="-79.695619">
            <text:p>-79.695619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1H38M00S">
            <text:p>11:38</text:p>
          </table:table-cell>
          <table:table-cell office:value-type="float" office:value="304">
            <text:p>304</text:p>
          </table:table-cell>
          <table:table-cell office:value-type="float" office:value="9.115915">
            <text:p>9.115915</text:p>
          </table:table-cell>
          <table:table-cell office:value-type="float" office:value="-79.695593">
            <text:p>-79.695593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1H48M00S">
            <text:p>11:48</text:p>
          </table:table-cell>
          <table:table-cell office:value-type="float" office:value="305">
            <text:p>305</text:p>
          </table:table-cell>
          <table:table-cell office:value-type="float" office:value="9.116041">
            <text:p>9.116041</text:p>
          </table:table-cell>
          <table:table-cell office:value-type="float" office:value="-79.695563">
            <text:p>-79.695563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1H58M00S">
            <text:p>11:58</text:p>
          </table:table-cell>
          <table:table-cell office:value-type="float" office:value="306">
            <text:p>306</text:p>
          </table:table-cell>
          <table:table-cell office:value-type="float" office:value="9.115929">
            <text:p>9.115929</text:p>
          </table:table-cell>
          <table:table-cell office:value-type="float" office:value="-79.695556">
            <text:p>-79.695556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2H08M00S">
            <text:p>12:08</text:p>
          </table:table-cell>
          <table:table-cell office:value-type="float" office:value="307">
            <text:p>307</text:p>
          </table:table-cell>
          <table:table-cell office:value-type="float" office:value="9.115887">
            <text:p>9.115887</text:p>
          </table:table-cell>
          <table:table-cell office:value-type="float" office:value="-79.695588">
            <text:p>-79.695588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2H18M00S">
            <text:p>12:18</text:p>
          </table:table-cell>
          <table:table-cell office:value-type="float" office:value="308">
            <text:p>308</text:p>
          </table:table-cell>
          <table:table-cell office:value-type="float" office:value="9.115915">
            <text:p>9.115915</text:p>
          </table:table-cell>
          <table:table-cell office:value-type="float" office:value="-79.695718">
            <text:p>-79.69571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2H28M00S">
            <text:p>12:28</text:p>
          </table:table-cell>
          <table:table-cell office:value-type="float" office:value="309">
            <text:p>309</text:p>
          </table:table-cell>
          <table:table-cell office:value-type="float" office:value="9.115989">
            <text:p>9.115989</text:p>
          </table:table-cell>
          <table:table-cell office:value-type="float" office:value="-79.695724">
            <text:p>-79.69572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2H38M00S">
            <text:p>12:38</text:p>
          </table:table-cell>
          <table:table-cell office:value-type="float" office:value="310">
            <text:p>310</text:p>
          </table:table-cell>
          <table:table-cell office:value-type="float" office:value="9.116063">
            <text:p>9.116063</text:p>
          </table:table-cell>
          <table:table-cell office:value-type="float" office:value="-79.695891">
            <text:p>-79.69589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2H48M00S">
            <text:p>12:48</text:p>
          </table:table-cell>
          <table:table-cell office:value-type="float" office:value="311">
            <text:p>311</text:p>
          </table:table-cell>
          <table:table-cell office:value-type="float" office:value="9.116244">
            <text:p>9.116244</text:p>
          </table:table-cell>
          <table:table-cell office:value-type="float" office:value="-79.696117">
            <text:p>-79.696117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2H58M00S">
            <text:p>12:58</text:p>
          </table:table-cell>
          <table:table-cell office:value-type="float" office:value="312">
            <text:p>312</text:p>
          </table:table-cell>
          <table:table-cell office:value-type="float" office:value="9.116236">
            <text:p>9.116236</text:p>
          </table:table-cell>
          <table:table-cell office:value-type="float" office:value="-79.696468">
            <text:p>-79.69646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3H08M00S">
            <text:p>13:08</text:p>
          </table:table-cell>
          <table:table-cell office:value-type="float" office:value="313">
            <text:p>313</text:p>
          </table:table-cell>
          <table:table-cell office:value-type="float" office:value="9.116397">
            <text:p>9.116397</text:p>
          </table:table-cell>
          <table:table-cell office:value-type="float" office:value="-79.696678">
            <text:p>-79.69667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3H18M00S">
            <text:p>13:18</text:p>
          </table:table-cell>
          <table:table-cell office:value-type="float" office:value="314">
            <text:p>314</text:p>
          </table:table-cell>
          <table:table-cell office:value-type="float" office:value="9.116386">
            <text:p>9.116386</text:p>
          </table:table-cell>
          <table:table-cell office:value-type="float" office:value="-79.696693">
            <text:p>-79.69669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3H28M00S">
            <text:p>13:28</text:p>
          </table:table-cell>
          <table:table-cell office:value-type="float" office:value="315">
            <text:p>315</text:p>
          </table:table-cell>
          <table:table-cell office:value-type="float" office:value="9.1164">
            <text:p>9.116400</text:p>
          </table:table-cell>
          <table:table-cell office:value-type="float" office:value="-79.696628">
            <text:p>-79.69662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3H38M00S">
            <text:p>13:38</text:p>
          </table:table-cell>
          <table:table-cell office:value-type="float" office:value="316">
            <text:p>316</text:p>
          </table:table-cell>
          <table:table-cell office:value-type="float" office:value="9.116471">
            <text:p>9.116471</text:p>
          </table:table-cell>
          <table:table-cell office:value-type="float" office:value="-79.696679">
            <text:p>-79.69667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3H48M00S">
            <text:p>13:48</text:p>
          </table:table-cell>
          <table:table-cell office:value-type="float" office:value="317">
            <text:p>317</text:p>
          </table:table-cell>
          <table:table-cell office:value-type="float" office:value="9.11652">
            <text:p>9.116520</text:p>
          </table:table-cell>
          <table:table-cell office:value-type="float" office:value="-79.696682">
            <text:p>-79.69668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3H58M00S">
            <text:p>13:58</text:p>
          </table:table-cell>
          <table:table-cell office:value-type="float" office:value="318">
            <text:p>318</text:p>
          </table:table-cell>
          <table:table-cell office:value-type="float" office:value="9.116555">
            <text:p>9.116555</text:p>
          </table:table-cell>
          <table:table-cell office:value-type="float" office:value="-79.69672">
            <text:p>-79.69672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4H08M00S">
            <text:p>14:08</text:p>
          </table:table-cell>
          <table:table-cell office:value-type="float" office:value="319">
            <text:p>319</text:p>
          </table:table-cell>
          <table:table-cell office:value-type="float" office:value="9.115965">
            <text:p>9.115965</text:p>
          </table:table-cell>
          <table:table-cell office:value-type="float" office:value="-79.696514">
            <text:p>-79.69651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4H18M00S">
            <text:p>14:18</text:p>
          </table:table-cell>
          <table:table-cell office:value-type="float" office:value="320">
            <text:p>320</text:p>
          </table:table-cell>
          <table:table-cell office:value-type="float" office:value="9.115653">
            <text:p>9.115653</text:p>
          </table:table-cell>
          <table:table-cell office:value-type="float" office:value="-79.696746">
            <text:p>-79.69674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time" office:time-value="PT14H28M00S">
            <text:p>14:28</text:p>
          </table:table-cell>
          <table:table-cell office:value-type="float" office:value="321">
            <text:p>321</text:p>
          </table:table-cell>
          <table:table-cell office:value-type="float" office:value="9.115288">
            <text:p>9.115288</text:p>
          </table:table-cell>
          <table:table-cell office:value-type="float" office:value="-79.697124">
            <text:p>-79.697124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1H16M00S">
            <text:p>11:16</text:p>
          </table:table-cell>
          <table:table-cell office:value-type="float" office:value="322">
            <text:p>322</text:p>
          </table:table-cell>
          <table:table-cell office:value-type="float" office:value="9.115806">
            <text:p>9.115806</text:p>
          </table:table-cell>
          <table:table-cell office:value-type="float" office:value="-79.696221">
            <text:p>-79.69622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1H26M00S">
            <text:p>11:26</text:p>
          </table:table-cell>
          <table:table-cell office:value-type="float" office:value="323">
            <text:p>323</text:p>
          </table:table-cell>
          <table:table-cell office:value-type="float" office:value="9.115701">
            <text:p>9.115701</text:p>
          </table:table-cell>
          <table:table-cell office:value-type="float" office:value="-79.696304">
            <text:p>-79.6963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1H36M00S">
            <text:p>11:36</text:p>
          </table:table-cell>
          <table:table-cell office:value-type="float" office:value="324">
            <text:p>324</text:p>
          </table:table-cell>
          <table:table-cell office:value-type="float" office:value="9.115757">
            <text:p>9.115757</text:p>
          </table:table-cell>
          <table:table-cell office:value-type="float" office:value="-79.696318">
            <text:p>-79.69631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1H46M00S">
            <text:p>11:46</text:p>
          </table:table-cell>
          <table:table-cell office:value-type="float" office:value="325">
            <text:p>325</text:p>
          </table:table-cell>
          <table:table-cell office:value-type="float" office:value="9.115725">
            <text:p>9.115725</text:p>
          </table:table-cell>
          <table:table-cell office:value-type="float" office:value="-79.696346">
            <text:p>-79.69634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1H56M00S">
            <text:p>11:56</text:p>
          </table:table-cell>
          <table:table-cell office:value-type="float" office:value="326">
            <text:p>326</text:p>
          </table:table-cell>
          <table:table-cell office:value-type="float" office:value="9.116182">
            <text:p>9.116182</text:p>
          </table:table-cell>
          <table:table-cell office:value-type="float" office:value="-79.69644">
            <text:p>-79.69644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2H06M00S">
            <text:p>12:06</text:p>
          </table:table-cell>
          <table:table-cell office:value-type="float" office:value="327">
            <text:p>327</text:p>
          </table:table-cell>
          <table:table-cell office:value-type="float" office:value="9.116857">
            <text:p>9.116857</text:p>
          </table:table-cell>
          <table:table-cell office:value-type="float" office:value="-79.696904">
            <text:p>-79.696904</text:p>
          </table:table-cell>
          <table:table-cell office:value-type="string">
            <text:p>Backyard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2H16M00S">
            <text:p>12:16</text:p>
          </table:table-cell>
          <table:table-cell office:value-type="float" office:value="328">
            <text:p>328</text:p>
          </table:table-cell>
          <table:table-cell office:value-type="float" office:value="9.117128">
            <text:p>9.117128</text:p>
          </table:table-cell>
          <table:table-cell office:value-type="float" office:value="-79.696939">
            <text:p>-79.696939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office:value-type="time" office:time-value="PT12H26M00S">
            <text:p>12:26</text:p>
          </table:table-cell>
          <table:table-cell office:value-type="float" office:value="329">
            <text:p>329</text:p>
          </table:table-cell>
          <table:table-cell office:value-type="float" office:value="9.117158">
            <text:p>9.117158</text:p>
          </table:table-cell>
          <table:table-cell office:value-type="float" office:value="-79.696915">
            <text:p>-79.696915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4H38M00S">
            <text:p>14:38</text:p>
          </table:table-cell>
          <table:table-cell office:value-type="float" office:value="330">
            <text:p>330</text:p>
          </table:table-cell>
          <table:table-cell office:value-type="float" office:value="9.117721">
            <text:p>9.117721</text:p>
          </table:table-cell>
          <table:table-cell office:value-type="float" office:value="-79.696923">
            <text:p>-79.696923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4H48M00S">
            <text:p>14:48</text:p>
          </table:table-cell>
          <table:table-cell office:value-type="float" office:value="331">
            <text:p>331</text:p>
          </table:table-cell>
          <table:table-cell office:value-type="float" office:value="9.117751">
            <text:p>9.117751</text:p>
          </table:table-cell>
          <table:table-cell office:value-type="float" office:value="-79.696904">
            <text:p>-79.696904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4H58M00S">
            <text:p>14:58</text:p>
          </table:table-cell>
          <table:table-cell office:value-type="float" office:value="332">
            <text:p>332</text:p>
          </table:table-cell>
          <table:table-cell office:value-type="float" office:value="9.117732">
            <text:p>9.117732</text:p>
          </table:table-cell>
          <table:table-cell office:value-type="float" office:value="-79.696901">
            <text:p>-79.6969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5H08M00S">
            <text:p>15:08</text:p>
          </table:table-cell>
          <table:table-cell office:value-type="float" office:value="333">
            <text:p>333</text:p>
          </table:table-cell>
          <table:table-cell office:value-type="float" office:value="9.117796">
            <text:p>9.117796</text:p>
          </table:table-cell>
          <table:table-cell office:value-type="float" office:value="-79.696881">
            <text:p>-79.69688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5H18M00S">
            <text:p>15:18</text:p>
          </table:table-cell>
          <table:table-cell office:value-type="float" office:value="334">
            <text:p>334</text:p>
          </table:table-cell>
          <table:table-cell office:value-type="float" office:value="9.117724">
            <text:p>9.117724</text:p>
          </table:table-cell>
          <table:table-cell office:value-type="float" office:value="-79.69697">
            <text:p>-79.696970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5H38M00S">
            <text:p>15:38</text:p>
          </table:table-cell>
          <table:table-cell office:value-type="float" office:value="335">
            <text:p>335</text:p>
          </table:table-cell>
          <table:table-cell office:value-type="float" office:value="9.117852">
            <text:p>9.117852</text:p>
          </table:table-cell>
          <table:table-cell office:value-type="float" office:value="-79.696821">
            <text:p>-79.696821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5H48M00S">
            <text:p>15:48</text:p>
          </table:table-cell>
          <table:table-cell office:value-type="float" office:value="336">
            <text:p>336</text:p>
          </table:table-cell>
          <table:table-cell office:value-type="float" office:value="9.117892">
            <text:p>9.117892</text:p>
          </table:table-cell>
          <table:table-cell office:value-type="float" office:value="-79.696674">
            <text:p>-79.696674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Grass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5H58M00S">
            <text:p>15:58</text:p>
          </table:table-cell>
          <table:table-cell office:value-type="float" office:value="337">
            <text:p>337</text:p>
          </table:table-cell>
          <table:table-cell office:value-type="float" office:value="9.117864">
            <text:p>9.117864</text:p>
          </table:table-cell>
          <table:table-cell office:value-type="float" office:value="-79.696534">
            <text:p>-79.69653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6H08M00S">
            <text:p>16:08</text:p>
          </table:table-cell>
          <table:table-cell office:value-type="float" office:value="338">
            <text:p>338</text:p>
          </table:table-cell>
          <table:table-cell office:value-type="float" office:value="9.117756">
            <text:p>9.117756</text:p>
          </table:table-cell>
          <table:table-cell office:value-type="float" office:value="-79.696192">
            <text:p>-79.696192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6H18M00S">
            <text:p>16:18</text:p>
          </table:table-cell>
          <table:table-cell office:value-type="float" office:value="339">
            <text:p>339</text:p>
          </table:table-cell>
          <table:table-cell office:value-type="float" office:value="9.117747">
            <text:p>9.117747</text:p>
          </table:table-cell>
          <table:table-cell office:value-type="float" office:value="-79.696184">
            <text:p>-79.696184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6H28M00S">
            <text:p>16:28</text:p>
          </table:table-cell>
          <table:table-cell office:value-type="float" office:value="340">
            <text:p>340</text:p>
          </table:table-cell>
          <table:table-cell office:value-type="float" office:value="9.117613">
            <text:p>9.117613</text:p>
          </table:table-cell>
          <table:table-cell office:value-type="float" office:value="-79.69628">
            <text:p>-79.69628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time" office:time-value="PT16H38M00S">
            <text:p>16:38</text:p>
          </table:table-cell>
          <table:table-cell office:value-type="float" office:value="341">
            <text:p>341</text:p>
          </table:table-cell>
          <table:table-cell office:value-type="float" office:value="9.117516">
            <text:p>9.117516</text:p>
          </table:table-cell>
          <table:table-cell office:value-type="float" office:value="-79.696302">
            <text:p>-79.6963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time" office:time-value="PT09H24M00S">
            <text:p>09:24</text:p>
          </table:table-cell>
          <table:table-cell office:value-type="float" office:value="342">
            <text:p>342</text:p>
          </table:table-cell>
          <table:table-cell office:value-type="float" office:value="9.119124">
            <text:p>9.119124</text:p>
          </table:table-cell>
          <table:table-cell office:value-type="float" office:value="-79.695811">
            <text:p>-79.695811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09H39M00S">
            <text:p>09:39</text:p>
          </table:table-cell>
          <table:table-cell office:value-type="float" office:value="344">
            <text:p>344</text:p>
          </table:table-cell>
          <table:table-cell office:value-type="float" office:value="9.115684">
            <text:p>9.115684</text:p>
          </table:table-cell>
          <table:table-cell office:value-type="float" office:value="-79.698004">
            <text:p>-79.6980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09H49M00S">
            <text:p>09:49</text:p>
          </table:table-cell>
          <table:table-cell office:value-type="float" office:value="345">
            <text:p>345</text:p>
          </table:table-cell>
          <table:table-cell office:value-type="float" office:value="9.115373">
            <text:p>9.115373</text:p>
          </table:table-cell>
          <table:table-cell office:value-type="float" office:value="-79.69819">
            <text:p>-79.69819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09H59M00S">
            <text:p>09:59</text:p>
          </table:table-cell>
          <table:table-cell office:value-type="float" office:value="346">
            <text:p>346</text:p>
          </table:table-cell>
          <table:table-cell office:value-type="float" office:value="9.115274">
            <text:p>9.115274</text:p>
          </table:table-cell>
          <table:table-cell office:value-type="float" office:value="-79.698291">
            <text:p>-79.69829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0H09M00S">
            <text:p>10:09</text:p>
          </table:table-cell>
          <table:table-cell office:value-type="float" office:value="347">
            <text:p>347</text:p>
          </table:table-cell>
          <table:table-cell office:value-type="float" office:value="9.114896">
            <text:p>9.114896</text:p>
          </table:table-cell>
          <table:table-cell office:value-type="float" office:value="-79.697929">
            <text:p>-79.69792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0H19M00S">
            <text:p>10:19</text:p>
          </table:table-cell>
          <table:table-cell office:value-type="float" office:value="348">
            <text:p>348</text:p>
          </table:table-cell>
          <table:table-cell office:value-type="float" office:value="9.114791">
            <text:p>9.114791</text:p>
          </table:table-cell>
          <table:table-cell office:value-type="float" office:value="-79.698012">
            <text:p>-79.69801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0H29M00S">
            <text:p>10:29</text:p>
          </table:table-cell>
          <table:table-cell office:value-type="float" office:value="349">
            <text:p>349</text:p>
          </table:table-cell>
          <table:table-cell office:value-type="float" office:value="9.11463">
            <text:p>9.114630</text:p>
          </table:table-cell>
          <table:table-cell office:value-type="float" office:value="-79.698203">
            <text:p>-79.698203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0H39M00S">
            <text:p>10:39</text:p>
          </table:table-cell>
          <table:table-cell office:value-type="float" office:value="350">
            <text:p>350</text:p>
          </table:table-cell>
          <table:table-cell office:value-type="float" office:value="9.114636">
            <text:p>9.114636</text:p>
          </table:table-cell>
          <table:table-cell office:value-type="float" office:value="-79.698214">
            <text:p>-79.698214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0H49M00S">
            <text:p>10:49</text:p>
          </table:table-cell>
          <table:table-cell office:value-type="float" office:value="351">
            <text:p>351</text:p>
          </table:table-cell>
          <table:table-cell office:value-type="float" office:value="9.114709">
            <text:p>9.114709</text:p>
          </table:table-cell>
          <table:table-cell office:value-type="float" office:value="-79.698243">
            <text:p>-79.698243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0H59M00S">
            <text:p>10:59</text:p>
          </table:table-cell>
          <table:table-cell office:value-type="float" office:value="352">
            <text:p>352</text:p>
          </table:table-cell>
          <table:table-cell office:value-type="float" office:value="9.114631">
            <text:p>9.114631</text:p>
          </table:table-cell>
          <table:table-cell office:value-type="float" office:value="-79.698227">
            <text:p>-79.698227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1H09M00S">
            <text:p>11:09</text:p>
          </table:table-cell>
          <table:table-cell office:value-type="float" office:value="353">
            <text:p>353</text:p>
          </table:table-cell>
          <table:table-cell office:value-type="float" office:value="9.114343">
            <text:p>9.114343</text:p>
          </table:table-cell>
          <table:table-cell office:value-type="float" office:value="-79.697994">
            <text:p>-79.69799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1H19M00S">
            <text:p>11:19</text:p>
          </table:table-cell>
          <table:table-cell office:value-type="float" office:value="354">
            <text:p>354</text:p>
          </table:table-cell>
          <table:table-cell office:value-type="float" office:value="9.114244">
            <text:p>9.114244</text:p>
          </table:table-cell>
          <table:table-cell office:value-type="float" office:value="-79.697946">
            <text:p>-79.69794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1H29M00S">
            <text:p>11:29</text:p>
          </table:table-cell>
          <table:table-cell office:value-type="float" office:value="355">
            <text:p>355</text:p>
          </table:table-cell>
          <table:table-cell office:value-type="float" office:value="9.114306">
            <text:p>9.114306</text:p>
          </table:table-cell>
          <table:table-cell office:value-type="float" office:value="-79.697972">
            <text:p>-79.69797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1H39M00S">
            <text:p>11:39</text:p>
          </table:table-cell>
          <table:table-cell office:value-type="float" office:value="356">
            <text:p>356</text:p>
          </table:table-cell>
          <table:table-cell office:value-type="float" office:value="9.114366">
            <text:p>9.114366</text:p>
          </table:table-cell>
          <table:table-cell office:value-type="float" office:value="-79.697704">
            <text:p>-79.6977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1H49M00S">
            <text:p>11:49</text:p>
          </table:table-cell>
          <table:table-cell office:value-type="float" office:value="357">
            <text:p>357</text:p>
          </table:table-cell>
          <table:table-cell office:value-type="float" office:value="9.11441">
            <text:p>9.114410</text:p>
          </table:table-cell>
          <table:table-cell office:value-type="float" office:value="-79.69758">
            <text:p>-79.69758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1H59M00S">
            <text:p>11:59</text:p>
          </table:table-cell>
          <table:table-cell office:value-type="float" office:value="358">
            <text:p>358</text:p>
          </table:table-cell>
          <table:table-cell office:value-type="float" office:value="9.114747">
            <text:p>9.114747</text:p>
          </table:table-cell>
          <table:table-cell office:value-type="float" office:value="-79.697555">
            <text:p>-79.69755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2H09M00S">
            <text:p>12:09</text:p>
          </table:table-cell>
          <table:table-cell office:value-type="float" office:value="359">
            <text:p>359</text:p>
          </table:table-cell>
          <table:table-cell office:value-type="float" office:value="9.114781">
            <text:p>9.114781</text:p>
          </table:table-cell>
          <table:table-cell office:value-type="float" office:value="-79.697355">
            <text:p>-79.69735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2H19M00S">
            <text:p>12:19</text:p>
          </table:table-cell>
          <table:table-cell office:value-type="float" office:value="360">
            <text:p>360</text:p>
          </table:table-cell>
          <table:table-cell office:value-type="float" office:value="9.115322">
            <text:p>9.115322</text:p>
          </table:table-cell>
          <table:table-cell office:value-type="float" office:value="-79.69712">
            <text:p>-79.69712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2H29M00S">
            <text:p>12:29</text:p>
          </table:table-cell>
          <table:table-cell office:value-type="float" office:value="361">
            <text:p>361</text:p>
          </table:table-cell>
          <table:table-cell office:value-type="float" office:value="9.115384">
            <text:p>9.115384</text:p>
          </table:table-cell>
          <table:table-cell office:value-type="float" office:value="-79.697146">
            <text:p>-79.697146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2H39M00S">
            <text:p>12:39</text:p>
          </table:table-cell>
          <table:table-cell office:value-type="float" office:value="362">
            <text:p>362</text:p>
          </table:table-cell>
          <table:table-cell office:value-type="float" office:value="9.115331">
            <text:p>9.115331</text:p>
          </table:table-cell>
          <table:table-cell office:value-type="float" office:value="-79.696952">
            <text:p>-79.696952</text:p>
          </table:table-cell>
          <table:table-cell table:number-columns-repeated="7"/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2H49M00S">
            <text:p>12:49</text:p>
          </table:table-cell>
          <table:table-cell office:value-type="float" office:value="363">
            <text:p>363</text:p>
          </table:table-cell>
          <table:table-cell office:value-type="float" office:value="9.115284">
            <text:p>9.115284</text:p>
          </table:table-cell>
          <table:table-cell office:value-type="float" office:value="-79.69658">
            <text:p>-79.69658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2H59M00S">
            <text:p>12:59</text:p>
          </table:table-cell>
          <table:table-cell office:value-type="float" office:value="364">
            <text:p>364</text:p>
          </table:table-cell>
          <table:table-cell office:value-type="float" office:value="9.115223">
            <text:p>9.115223</text:p>
          </table:table-cell>
          <table:table-cell office:value-type="float" office:value="-79.696671">
            <text:p>-79.69667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time" office:time-value="PT13H09M00S">
            <text:p>13:09</text:p>
          </table:table-cell>
          <table:table-cell office:value-type="float" office:value="365">
            <text:p>365</text:p>
          </table:table-cell>
          <table:table-cell office:value-type="float" office:value="9.115139">
            <text:p>9.115139</text:p>
          </table:table-cell>
          <table:table-cell office:value-type="float" office:value="-79.696731">
            <text:p>-79.69673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office:value-type="time" office:time-value="PT08H29M18S">
            <text:p>08:29</text:p>
          </table:table-cell>
          <table:table-cell office:value-type="float" office:value="25">
            <text:p>25</text:p>
          </table:table-cell>
          <table:table-cell office:value-type="float" office:value="9.119583">
            <text:p>9.119583</text:p>
          </table:table-cell>
          <table:table-cell office:value-type="float" office:value="-79.696233">
            <text:p>-79.69623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office:value-type="time" office:time-value="PT08H41M26S">
            <text:p>08:41</text:p>
          </table:table-cell>
          <table:table-cell office:value-type="float" office:value="26">
            <text:p>26</text:p>
          </table:table-cell>
          <table:table-cell office:value-type="float" office:value="9.119306">
            <text:p>9.119306</text:p>
          </table:table-cell>
          <table:table-cell office:value-type="float" office:value="-79.696112">
            <text:p>-79.696112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office:value-type="time" office:time-value="PT08H53M12S">
            <text:p>08:53</text:p>
          </table:table-cell>
          <table:table-cell office:value-type="float" office:value="27">
            <text:p>27</text:p>
          </table:table-cell>
          <table:table-cell office:value-type="float" office:value="9.119386">
            <text:p>9.119386</text:p>
          </table:table-cell>
          <table:table-cell office:value-type="float" office:value="-79.695914">
            <text:p>-79.69591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office:value-type="time" office:time-value="PT09H02M20S">
            <text:p>09:02</text:p>
          </table:table-cell>
          <table:table-cell office:value-type="float" office:value="28">
            <text:p>28</text:p>
          </table:table-cell>
          <table:table-cell office:value-type="float" office:value="9.119383">
            <text:p>9.119383</text:p>
          </table:table-cell>
          <table:table-cell office:value-type="float" office:value="-79.695922">
            <text:p>-79.69592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office:value-type="time" office:time-value="PT09H12M14S">
            <text:p>09:12</text:p>
          </table:table-cell>
          <table:table-cell office:value-type="float" office:value="29">
            <text:p>29</text:p>
          </table:table-cell>
          <table:table-cell office:value-type="float" office:value="9.11938">
            <text:p>9.119380</text:p>
          </table:table-cell>
          <table:table-cell office:value-type="float" office:value="-79.695909">
            <text:p>-79.69590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office:value-type="time" office:time-value="PT09H22M22S">
            <text:p>09:22</text:p>
          </table:table-cell>
          <table:table-cell office:value-type="float" office:value="30">
            <text:p>30</text:p>
          </table:table-cell>
          <table:table-cell office:value-type="float" office:value="9.119462">
            <text:p>9.119462</text:p>
          </table:table-cell>
          <table:table-cell office:value-type="float" office:value="-79.695857">
            <text:p>-79.69585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office:value-type="time" office:time-value="PT09H34M02S">
            <text:p>09:34</text:p>
          </table:table-cell>
          <table:table-cell office:value-type="float" office:value="31">
            <text:p>31</text:p>
          </table:table-cell>
          <table:table-cell office:value-type="float" office:value="9.119485">
            <text:p>9.119485</text:p>
          </table:table-cell>
          <table:table-cell office:value-type="float" office:value="-79.695814">
            <text:p>-79.69581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office:value-type="time" office:time-value="PT09H50M31S">
            <text:p>09:50</text:p>
          </table:table-cell>
          <table:table-cell office:value-type="float" office:value="32">
            <text:p>32</text:p>
          </table:table-cell>
          <table:table-cell office:value-type="float" office:value="9.119191">
            <text:p>9.119191</text:p>
          </table:table-cell>
          <table:table-cell office:value-type="float" office:value="-79.69573">
            <text:p>-79.695730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office:value-type="time" office:time-value="PT10H00M09S">
            <text:p>10:00</text:p>
          </table:table-cell>
          <table:table-cell office:value-type="float" office:value="33">
            <text:p>33</text:p>
          </table:table-cell>
          <table:table-cell office:value-type="float" office:value="9.119107">
            <text:p>9.119107</text:p>
          </table:table-cell>
          <table:table-cell office:value-type="float" office:value="-79.695713">
            <text:p>-79.695713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office:value-type="time" office:time-value="PT10H11M11S">
            <text:p>10:11</text:p>
          </table:table-cell>
          <table:table-cell office:value-type="float" office:value="34">
            <text:p>34</text:p>
          </table:table-cell>
          <table:table-cell office:value-type="float" office:value="9.119074">
            <text:p>9.119074</text:p>
          </table:table-cell>
          <table:table-cell office:value-type="float" office:value="-79.695681">
            <text:p>-79.695681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office:value-type="time" office:time-value="PT10H19M48S">
            <text:p>10:19</text:p>
          </table:table-cell>
          <table:table-cell office:value-type="float" office:value="35">
            <text:p>35</text:p>
          </table:table-cell>
          <table:table-cell office:value-type="float" office:value="9.118558">
            <text:p>9.118558</text:p>
          </table:table-cell>
          <table:table-cell office:value-type="float" office:value="-79.695488">
            <text:p>-79.695488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office:value-type="time" office:time-value="PT10H30M14S">
            <text:p>10:30</text:p>
          </table:table-cell>
          <table:table-cell office:value-type="float" office:value="36">
            <text:p>36</text:p>
          </table:table-cell>
          <table:table-cell office:value-type="float" office:value="9.118382">
            <text:p>9.118382</text:p>
          </table:table-cell>
          <table:table-cell office:value-type="float" office:value="-79.695536">
            <text:p>-79.695536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office:value-type="time" office:time-value="PT10H39M49S">
            <text:p>10:39</text:p>
          </table:table-cell>
          <table:table-cell office:value-type="float" office:value="37">
            <text:p>37</text:p>
          </table:table-cell>
          <table:table-cell office:value-type="float" office:value="9.118207">
            <text:p>9.118207</text:p>
          </table:table-cell>
          <table:table-cell office:value-type="float" office:value="-79.695625">
            <text:p>-79.695625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office:value-type="time" office:time-value="PT10H56M13S">
            <text:p>10:56</text:p>
          </table:table-cell>
          <table:table-cell office:value-type="float" office:value="38">
            <text:p>38</text:p>
          </table:table-cell>
          <table:table-cell office:value-type="float" office:value="9.118205">
            <text:p>9.118205</text:p>
          </table:table-cell>
          <table:table-cell office:value-type="float" office:value="-79.695533">
            <text:p>-79.695533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office:value-type="time" office:time-value="PT11H02M35S">
            <text:p>11:02</text:p>
          </table:table-cell>
          <table:table-cell office:value-type="float" office:value="39">
            <text:p>39</text:p>
          </table:table-cell>
          <table:table-cell office:value-type="float" office:value="9.118208">
            <text:p>9.118208</text:p>
          </table:table-cell>
          <table:table-cell office:value-type="float" office:value="-79.695571">
            <text:p>-79.695571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office:value-type="time" office:time-value="PT11H11M08S">
            <text:p>11:11</text:p>
          </table:table-cell>
          <table:table-cell office:value-type="float" office:value="40">
            <text:p>40</text:p>
          </table:table-cell>
          <table:table-cell office:value-type="float" office:value="9.118208">
            <text:p>9.118208</text:p>
          </table:table-cell>
          <table:table-cell office:value-type="float" office:value="-79.695579">
            <text:p>-79.695579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08H19M42S">
            <text:p>08:19</text:p>
          </table:table-cell>
          <table:table-cell office:value-type="float" office:value="41">
            <text:p>41</text:p>
          </table:table-cell>
          <table:table-cell office:value-type="float" office:value="9.118818">
            <text:p>9.118818</text:p>
          </table:table-cell>
          <table:table-cell office:value-type="float" office:value="-79.695621">
            <text:p>-79.695621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Grass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08H29M51S">
            <text:p>08:29</text:p>
          </table:table-cell>
          <table:table-cell office:value-type="float" office:value="42">
            <text:p>42</text:p>
          </table:table-cell>
          <table:table-cell office:value-type="float" office:value="9.119112">
            <text:p>9.119112</text:p>
          </table:table-cell>
          <table:table-cell office:value-type="float" office:value="-79.695812">
            <text:p>-79.695812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08H41M48S">
            <text:p>08:41</text:p>
          </table:table-cell>
          <table:table-cell office:value-type="float" office:value="43">
            <text:p>43</text:p>
          </table:table-cell>
          <table:table-cell office:value-type="float" office:value="9.11936">
            <text:p>9.119360</text:p>
          </table:table-cell>
          <table:table-cell office:value-type="float" office:value="-79.695895">
            <text:p>-79.69589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08H49M25S">
            <text:p>08:49</text:p>
          </table:table-cell>
          <table:table-cell office:value-type="float" office:value="44">
            <text:p>44</text:p>
          </table:table-cell>
          <table:table-cell office:value-type="float" office:value="9.119493">
            <text:p>9.119493</text:p>
          </table:table-cell>
          <table:table-cell office:value-type="float" office:value="-79.695857">
            <text:p>-79.69585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09H00M39S">
            <text:p>09:00</text:p>
          </table:table-cell>
          <table:table-cell office:value-type="float" office:value="45">
            <text:p>45</text:p>
          </table:table-cell>
          <table:table-cell office:value-type="float" office:value="9.119473">
            <text:p>9.119473</text:p>
          </table:table-cell>
          <table:table-cell office:value-type="float" office:value="-79.695834">
            <text:p>-79.69583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09H14M32S">
            <text:p>09:14</text:p>
          </table:table-cell>
          <table:table-cell office:value-type="float" office:value="46">
            <text:p>46</text:p>
          </table:table-cell>
          <table:table-cell office:value-type="float" office:value="9.119461">
            <text:p>9.119461</text:p>
          </table:table-cell>
          <table:table-cell office:value-type="float" office:value="-79.695843">
            <text:p>-79.69584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09H20M27S">
            <text:p>09:20</text:p>
          </table:table-cell>
          <table:table-cell office:value-type="float" office:value="47">
            <text:p>47</text:p>
          </table:table-cell>
          <table:table-cell office:value-type="float" office:value="9.119467">
            <text:p>9.119467</text:p>
          </table:table-cell>
          <table:table-cell office:value-type="float" office:value="-79.695758">
            <text:p>-79.69575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2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09H30M25S">
            <text:p>09:30</text:p>
          </table:table-cell>
          <table:table-cell office:value-type="float" office:value="48">
            <text:p>48</text:p>
          </table:table-cell>
          <table:table-cell office:value-type="float" office:value="9.119564">
            <text:p>9.119564</text:p>
          </table:table-cell>
          <table:table-cell office:value-type="float" office:value="-79.695732">
            <text:p>-79.69573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09H42M24S">
            <text:p>09:42</text:p>
          </table:table-cell>
          <table:table-cell office:value-type="float" office:value="49">
            <text:p>49</text:p>
          </table:table-cell>
          <table:table-cell office:value-type="float" office:value="9.119811">
            <text:p>9.119811</text:p>
          </table:table-cell>
          <table:table-cell office:value-type="float" office:value="-79.695749">
            <text:p>-79.69574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09H52M45S">
            <text:p>09:52</text:p>
          </table:table-cell>
          <table:table-cell office:value-type="float" office:value="50">
            <text:p>50</text:p>
          </table:table-cell>
          <table:table-cell office:value-type="float" office:value="9.119443">
            <text:p>9.119443</text:p>
          </table:table-cell>
          <table:table-cell office:value-type="float" office:value="-79.695837">
            <text:p>-79.69583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09H59M19S">
            <text:p>09:59</text:p>
          </table:table-cell>
          <table:table-cell office:value-type="float" office:value="51">
            <text:p>51</text:p>
          </table:table-cell>
          <table:table-cell office:value-type="float" office:value="9.119409">
            <text:p>9.119409</text:p>
          </table:table-cell>
          <table:table-cell office:value-type="float" office:value="-79.695823">
            <text:p>-79.69582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10H09M41S">
            <text:p>10:09</text:p>
          </table:table-cell>
          <table:table-cell office:value-type="float" office:value="52">
            <text:p>52</text:p>
          </table:table-cell>
          <table:table-cell office:value-type="float" office:value="9.119378">
            <text:p>9.119378</text:p>
          </table:table-cell>
          <table:table-cell office:value-type="float" office:value="-79.696054">
            <text:p>-79.69605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10H20M40S">
            <text:p>10:20</text:p>
          </table:table-cell>
          <table:table-cell office:value-type="float" office:value="53">
            <text:p>53</text:p>
          </table:table-cell>
          <table:table-cell office:value-type="float" office:value="9.119398">
            <text:p>9.119398</text:p>
          </table:table-cell>
          <table:table-cell office:value-type="float" office:value="-79.695929">
            <text:p>-79.69592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10H31M26S">
            <text:p>10:31</text:p>
          </table:table-cell>
          <table:table-cell office:value-type="float" office:value="54">
            <text:p>54</text:p>
          </table:table-cell>
          <table:table-cell office:value-type="float" office:value="9.119375">
            <text:p>9.119375</text:p>
          </table:table-cell>
          <table:table-cell office:value-type="float" office:value="-79.69594">
            <text:p>-79.69594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10H39M29S">
            <text:p>10:39</text:p>
          </table:table-cell>
          <table:table-cell office:value-type="float" office:value="55">
            <text:p>55</text:p>
          </table:table-cell>
          <table:table-cell office:value-type="float" office:value="9.11942">
            <text:p>9.119420</text:p>
          </table:table-cell>
          <table:table-cell office:value-type="float" office:value="-79.695915">
            <text:p>-79.69591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10H49M33S">
            <text:p>10:49</text:p>
          </table:table-cell>
          <table:table-cell office:value-type="float" office:value="56">
            <text:p>56</text:p>
          </table:table-cell>
          <table:table-cell office:value-type="float" office:value="9.119362">
            <text:p>9.119362</text:p>
          </table:table-cell>
          <table:table-cell office:value-type="float" office:value="-79.695781">
            <text:p>-79.69578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2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11H00M41S">
            <text:p>11:00</text:p>
          </table:table-cell>
          <table:table-cell office:value-type="float" office:value="57">
            <text:p>57</text:p>
          </table:table-cell>
          <table:table-cell office:value-type="float" office:value="9.119336">
            <text:p>9.119336</text:p>
          </table:table-cell>
          <table:table-cell office:value-type="float" office:value="-79.69583">
            <text:p>-79.69583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11H10M34S">
            <text:p>11:10</text:p>
          </table:table-cell>
          <table:table-cell office:value-type="float" office:value="58">
            <text:p>58</text:p>
          </table:table-cell>
          <table:table-cell office:value-type="float" office:value="9.119107">
            <text:p>9.119107</text:p>
          </table:table-cell>
          <table:table-cell office:value-type="float" office:value="-79.695689">
            <text:p>-79.695689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11H19M27S">
            <text:p>11:19</text:p>
          </table:table-cell>
          <table:table-cell office:value-type="float" office:value="59">
            <text:p>59</text:p>
          </table:table-cell>
          <table:table-cell office:value-type="float" office:value="9.119082">
            <text:p>9.119082</text:p>
          </table:table-cell>
          <table:table-cell office:value-type="float" office:value="-79.695685">
            <text:p>-79.695685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11H30M29S">
            <text:p>11:30</text:p>
          </table:table-cell>
          <table:table-cell office:value-type="float" office:value="60">
            <text:p>60</text:p>
          </table:table-cell>
          <table:table-cell office:value-type="float" office:value="9.119023">
            <text:p>9.119023</text:p>
          </table:table-cell>
          <table:table-cell office:value-type="float" office:value="-79.695661">
            <text:p>-79.695661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11H39M47S">
            <text:p>11:39</text:p>
          </table:table-cell>
          <table:table-cell office:value-type="float" office:value="61">
            <text:p>61</text:p>
          </table:table-cell>
          <table:table-cell office:value-type="float" office:value="9.118626">
            <text:p>9.118626</text:p>
          </table:table-cell>
          <table:table-cell office:value-type="float" office:value="-79.695577">
            <text:p>-79.695577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11H50M00S">
            <text:p>11:50</text:p>
          </table:table-cell>
          <table:table-cell office:value-type="float" office:value="62">
            <text:p>62</text:p>
          </table:table-cell>
          <table:table-cell office:value-type="float" office:value="9.118652">
            <text:p>9.118652</text:p>
          </table:table-cell>
          <table:table-cell office:value-type="float" office:value="-79.695572">
            <text:p>-79.695572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11H59M51S">
            <text:p>11:59</text:p>
          </table:table-cell>
          <table:table-cell office:value-type="float" office:value="63">
            <text:p>63</text:p>
          </table:table-cell>
          <table:table-cell office:value-type="float" office:value="9.118466">
            <text:p>9.118466</text:p>
          </table:table-cell>
          <table:table-cell office:value-type="float" office:value="-79.695532">
            <text:p>-79.695532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12H09M58S">
            <text:p>12:09</text:p>
          </table:table-cell>
          <table:table-cell office:value-type="float" office:value="64">
            <text:p>64</text:p>
          </table:table-cell>
          <table:table-cell office:value-type="float" office:value="9.118224">
            <text:p>9.118224</text:p>
          </table:table-cell>
          <table:table-cell office:value-type="float" office:value="-79.695557">
            <text:p>-79.695557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12H20M16S">
            <text:p>12:20</text:p>
          </table:table-cell>
          <table:table-cell office:value-type="float" office:value="65">
            <text:p>65</text:p>
          </table:table-cell>
          <table:table-cell office:value-type="float" office:value="9.118182">
            <text:p>9.118182</text:p>
          </table:table-cell>
          <table:table-cell office:value-type="float" office:value="-79.695607">
            <text:p>-79.695607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table:number-columns-repeated="4"/>
        </table:table-row>
        <table:table-row table:style-name="ro1">
          <table:table-cell office:value-type="date" office:date-value="2008-05-05">
            <text:p>05/05/08</text:p>
          </table:table-cell>
          <table:table-cell office:value-type="time" office:time-value="PT12H29M42S">
            <text:p>12:29</text:p>
          </table:table-cell>
          <table:table-cell office:value-type="float" office:value="66">
            <text:p>66</text:p>
          </table:table-cell>
          <table:table-cell office:value-type="float" office:value="9.118056">
            <text:p>9.118056</text:p>
          </table:table-cell>
          <table:table-cell office:value-type="float" office:value="-79.695705">
            <text:p>-79.695705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06H45M09S">
            <text:p>06:45</text:p>
          </table:table-cell>
          <table:table-cell office:value-type="float" office:value="67">
            <text:p>67</text:p>
          </table:table-cell>
          <table:table-cell office:value-type="float" office:value="9.115929">
            <text:p>9.115929</text:p>
          </table:table-cell>
          <table:table-cell office:value-type="float" office:value="-79.698851">
            <text:p>-79.698851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06H55M28S">
            <text:p>06:55</text:p>
          </table:table-cell>
          <table:table-cell office:value-type="float" office:value="68">
            <text:p>68</text:p>
          </table:table-cell>
          <table:table-cell office:value-type="float" office:value="9.116076">
            <text:p>9.116076</text:p>
          </table:table-cell>
          <table:table-cell office:value-type="float" office:value="-79.698877">
            <text:p>-79.698877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07H04M35S">
            <text:p>07:04</text:p>
          </table:table-cell>
          <table:table-cell office:value-type="float" office:value="69">
            <text:p>69</text:p>
          </table:table-cell>
          <table:table-cell office:value-type="float" office:value="9.116516">
            <text:p>9.116516</text:p>
          </table:table-cell>
          <table:table-cell office:value-type="float" office:value="-79.698955">
            <text:p>-79.698955</text:p>
          </table:table-cell>
          <table:table-cell office:value-type="string">
            <text:p>Edge</text:p>
          </table:table-cell>
          <table:table-cell office:value-type="string">
            <text:p>Backyard</text:p>
          </table:table-cell>
          <table:table-cell office:value-type="string">
            <text:p>Roa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07H14M29S">
            <text:p>07:14</text:p>
          </table:table-cell>
          <table:table-cell office:value-type="float" office:value="70">
            <text:p>70</text:p>
          </table:table-cell>
          <table:table-cell office:value-type="float" office:value="9.116466">
            <text:p>9.116466</text:p>
          </table:table-cell>
          <table:table-cell office:value-type="float" office:value="-79.69904">
            <text:p>-79.699040</text:p>
          </table:table-cell>
          <table:table-cell office:value-type="string">
            <text:p>Edge</text:p>
          </table:table-cell>
          <table:table-cell office:value-type="string">
            <text:p>Backyard</text:p>
          </table:table-cell>
          <table:table-cell office:value-type="string">
            <text:p>Roa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07H34M47S">
            <text:p>07:34</text:p>
          </table:table-cell>
          <table:table-cell office:value-type="float" office:value="71">
            <text:p>71</text:p>
          </table:table-cell>
          <table:table-cell office:value-type="float" office:value="9.116515">
            <text:p>9.116515</text:p>
          </table:table-cell>
          <table:table-cell office:value-type="float" office:value="-79.698995">
            <text:p>-79.698995</text:p>
          </table:table-cell>
          <table:table-cell office:value-type="string">
            <text:p>Edge</text:p>
          </table:table-cell>
          <table:table-cell office:value-type="string">
            <text:p>Backyard</text:p>
          </table:table-cell>
          <table:table-cell office:value-type="string">
            <text:p>Roa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07H44M26S">
            <text:p>07:44</text:p>
          </table:table-cell>
          <table:table-cell office:value-type="float" office:value="72">
            <text:p>72</text:p>
          </table:table-cell>
          <table:table-cell office:value-type="float" office:value="9.116432">
            <text:p>9.116432</text:p>
          </table:table-cell>
          <table:table-cell office:value-type="float" office:value="-79.699023">
            <text:p>-79.699023</text:p>
          </table:table-cell>
          <table:table-cell office:value-type="string">
            <text:p>Edge</text:p>
          </table:table-cell>
          <table:table-cell office:value-type="string">
            <text:p>Backyard</text:p>
          </table:table-cell>
          <table:table-cell office:value-type="string">
            <text:p>Roa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07H55M21S">
            <text:p>07:55</text:p>
          </table:table-cell>
          <table:table-cell office:value-type="float" office:value="73">
            <text:p>73</text:p>
          </table:table-cell>
          <table:table-cell office:value-type="float" office:value="9.116503">
            <text:p>9.116503</text:p>
          </table:table-cell>
          <table:table-cell office:value-type="float" office:value="-79.699009">
            <text:p>-79.699009</text:p>
          </table:table-cell>
          <table:table-cell office:value-type="string">
            <text:p>Edge</text:p>
          </table:table-cell>
          <table:table-cell office:value-type="string">
            <text:p>Backyard</text:p>
          </table:table-cell>
          <table:table-cell office:value-type="string">
            <text:p>Roa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08H25M13S">
            <text:p>08:25</text:p>
          </table:table-cell>
          <table:table-cell office:value-type="float" office:value="74">
            <text:p>74</text:p>
          </table:table-cell>
          <table:table-cell office:value-type="float" office:value="9.11622">
            <text:p>9.116220</text:p>
          </table:table-cell>
          <table:table-cell office:value-type="float" office:value="-79.698615">
            <text:p>-79.698615</text:p>
          </table:table-cell>
          <table:table-cell office:value-type="string">
            <text:p>Backyard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08H36M18S">
            <text:p>08:36</text:p>
          </table:table-cell>
          <table:table-cell office:value-type="float" office:value="75">
            <text:p>75</text:p>
          </table:table-cell>
          <table:table-cell office:value-type="float" office:value="9.116017">
            <text:p>9.116017</text:p>
          </table:table-cell>
          <table:table-cell office:value-type="float" office:value="-79.698607">
            <text:p>-79.6986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2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08H44M09S">
            <text:p>08:44</text:p>
          </table:table-cell>
          <table:table-cell office:value-type="float" office:value="76">
            <text:p>76</text:p>
          </table:table-cell>
          <table:table-cell office:value-type="float" office:value="9.115917">
            <text:p>9.115917</text:p>
          </table:table-cell>
          <table:table-cell office:value-type="float" office:value="-79.698706">
            <text:p>-79.6987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2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08H54M09S">
            <text:p>08:54</text:p>
          </table:table-cell>
          <table:table-cell office:value-type="float" office:value="77">
            <text:p>77</text:p>
          </table:table-cell>
          <table:table-cell office:value-type="float" office:value="9.115882">
            <text:p>9.115882</text:p>
          </table:table-cell>
          <table:table-cell office:value-type="float" office:value="-79.698379">
            <text:p>-79.69837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09H05M26S">
            <text:p>09:05</text:p>
          </table:table-cell>
          <table:table-cell office:value-type="float" office:value="78">
            <text:p>78</text:p>
          </table:table-cell>
          <table:table-cell office:value-type="float" office:value="9.115699">
            <text:p>9.115699</text:p>
          </table:table-cell>
          <table:table-cell office:value-type="float" office:value="-79.698369">
            <text:p>-79.69836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09H15M11S">
            <text:p>09:15</text:p>
          </table:table-cell>
          <table:table-cell office:value-type="float" office:value="79">
            <text:p>79</text:p>
          </table:table-cell>
          <table:table-cell office:value-type="float" office:value="9.115736">
            <text:p>9.115736</text:p>
          </table:table-cell>
          <table:table-cell office:value-type="float" office:value="-79.698298">
            <text:p>-79.69829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09H26M53S">
            <text:p>09:26</text:p>
          </table:table-cell>
          <table:table-cell office:value-type="float" office:value="80">
            <text:p>80</text:p>
          </table:table-cell>
          <table:table-cell office:value-type="float" office:value="9.115718">
            <text:p>9.115718</text:p>
          </table:table-cell>
          <table:table-cell office:value-type="float" office:value="-79.698323">
            <text:p>-79.69832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09H34M34S">
            <text:p>09:34</text:p>
          </table:table-cell>
          <table:table-cell office:value-type="float" office:value="81">
            <text:p>81</text:p>
          </table:table-cell>
          <table:table-cell office:value-type="float" office:value="9.115679">
            <text:p>9.115679</text:p>
          </table:table-cell>
          <table:table-cell office:value-type="float" office:value="-79.698294">
            <text:p>-79.69829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09H45M30S">
            <text:p>09:45</text:p>
          </table:table-cell>
          <table:table-cell office:value-type="float" office:value="82">
            <text:p>82</text:p>
          </table:table-cell>
          <table:table-cell office:value-type="float" office:value="9.115591">
            <text:p>9.115591</text:p>
          </table:table-cell>
          <table:table-cell office:value-type="float" office:value="-79.698155">
            <text:p>-79.69815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2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09H54M19S">
            <text:p>09:54</text:p>
          </table:table-cell>
          <table:table-cell office:value-type="float" office:value="83">
            <text:p>83</text:p>
          </table:table-cell>
          <table:table-cell office:value-type="float" office:value="9.115494">
            <text:p>9.115494</text:p>
          </table:table-cell>
          <table:table-cell office:value-type="float" office:value="-79.697607">
            <text:p>-79.6976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10H05M13S">
            <text:p>10:05</text:p>
          </table:table-cell>
          <table:table-cell office:value-type="float" office:value="84">
            <text:p>84</text:p>
          </table:table-cell>
          <table:table-cell office:value-type="float" office:value="9.115385">
            <text:p>9.115385</text:p>
          </table:table-cell>
          <table:table-cell office:value-type="float" office:value="-79.697438">
            <text:p>-79.697438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10H14M08S">
            <text:p>10:14</text:p>
          </table:table-cell>
          <table:table-cell office:value-type="float" office:value="85">
            <text:p>85</text:p>
          </table:table-cell>
          <table:table-cell office:value-type="float" office:value="9.115321">
            <text:p>9.115321</text:p>
          </table:table-cell>
          <table:table-cell office:value-type="float" office:value="-79.697435">
            <text:p>-79.697435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10H25M00S">
            <text:p>10:25</text:p>
          </table:table-cell>
          <table:table-cell office:value-type="float" office:value="86">
            <text:p>86</text:p>
          </table:table-cell>
          <table:table-cell office:value-type="float" office:value="9.11532">
            <text:p>9.115320</text:p>
          </table:table-cell>
          <table:table-cell office:value-type="float" office:value="-79.697176">
            <text:p>-79.697176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10H35M35S">
            <text:p>10:35</text:p>
          </table:table-cell>
          <table:table-cell office:value-type="float" office:value="87">
            <text:p>87</text:p>
          </table:table-cell>
          <table:table-cell office:value-type="float" office:value="9.115042">
            <text:p>9.115042</text:p>
          </table:table-cell>
          <table:table-cell office:value-type="float" office:value="-79.696644">
            <text:p>-79.69664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10H44M08S">
            <text:p>10:44</text:p>
          </table:table-cell>
          <table:table-cell office:value-type="float" office:value="88">
            <text:p>88</text:p>
          </table:table-cell>
          <table:table-cell office:value-type="float" office:value="9.115128">
            <text:p>9.115128</text:p>
          </table:table-cell>
          <table:table-cell office:value-type="float" office:value="-79.69654">
            <text:p>-79.69654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10H54M37S">
            <text:p>10:54</text:p>
          </table:table-cell>
          <table:table-cell office:value-type="float" office:value="89">
            <text:p>89</text:p>
          </table:table-cell>
          <table:table-cell office:value-type="float" office:value="9.115062">
            <text:p>9.115062</text:p>
          </table:table-cell>
          <table:table-cell office:value-type="float" office:value="-79.696446">
            <text:p>-79.69644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11H05M30S">
            <text:p>11:05</text:p>
          </table:table-cell>
          <table:table-cell office:value-type="float" office:value="90">
            <text:p>90</text:p>
          </table:table-cell>
          <table:table-cell office:value-type="float" office:value="9.115122">
            <text:p>9.115122</text:p>
          </table:table-cell>
          <table:table-cell office:value-type="float" office:value="-79.696042">
            <text:p>-79.69604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11H14M10S">
            <text:p>11:14</text:p>
          </table:table-cell>
          <table:table-cell office:value-type="float" office:value="91">
            <text:p>91</text:p>
          </table:table-cell>
          <table:table-cell office:value-type="float" office:value="9.11534">
            <text:p>9.115340</text:p>
          </table:table-cell>
          <table:table-cell office:value-type="float" office:value="-79.69587">
            <text:p>-79.695870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11H24M09S">
            <text:p>11:24</text:p>
          </table:table-cell>
          <table:table-cell office:value-type="float" office:value="92">
            <text:p>92</text:p>
          </table:table-cell>
          <table:table-cell office:value-type="float" office:value="9.115475">
            <text:p>9.115475</text:p>
          </table:table-cell>
          <table:table-cell office:value-type="float" office:value="-79.695742">
            <text:p>-79.695742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11H34M11S">
            <text:p>11:34</text:p>
          </table:table-cell>
          <table:table-cell office:value-type="float" office:value="93">
            <text:p>93</text:p>
          </table:table-cell>
          <table:table-cell office:value-type="float" office:value="9.115679">
            <text:p>9.115679</text:p>
          </table:table-cell>
          <table:table-cell office:value-type="float" office:value="-79.695555">
            <text:p>-79.695555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time" office:time-value="PT11H44M17S">
            <text:p>11:44</text:p>
          </table:table-cell>
          <table:table-cell office:value-type="float" office:value="94">
            <text:p>94</text:p>
          </table:table-cell>
          <table:table-cell office:value-type="float" office:value="9.115892">
            <text:p>9.115892</text:p>
          </table:table-cell>
          <table:table-cell office:value-type="float" office:value="-79.695597">
            <text:p>-79.695597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Lagoon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09H11M28S">
            <text:p>09:11</text:p>
          </table:table-cell>
          <table:table-cell office:value-type="float" office:value="95">
            <text:p>95</text:p>
          </table:table-cell>
          <table:table-cell office:value-type="float" office:value="9.119399">
            <text:p>9.119399</text:p>
          </table:table-cell>
          <table:table-cell office:value-type="float" office:value="-79.695938">
            <text:p>-79.69593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09H22M22S">
            <text:p>09:22</text:p>
          </table:table-cell>
          <table:table-cell office:value-type="float" office:value="96">
            <text:p>96</text:p>
          </table:table-cell>
          <table:table-cell office:value-type="float" office:value="9.119378">
            <text:p>9.119378</text:p>
          </table:table-cell>
          <table:table-cell office:value-type="float" office:value="-79.695929">
            <text:p>-79.69592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09H32M44S">
            <text:p>09:32</text:p>
          </table:table-cell>
          <table:table-cell office:value-type="float" office:value="97">
            <text:p>97</text:p>
          </table:table-cell>
          <table:table-cell office:value-type="float" office:value="9.119514">
            <text:p>9.119514</text:p>
          </table:table-cell>
          <table:table-cell office:value-type="float" office:value="-79.69582">
            <text:p>-79.69582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09H41M48S">
            <text:p>09:41</text:p>
          </table:table-cell>
          <table:table-cell office:value-type="float" office:value="98">
            <text:p>98</text:p>
          </table:table-cell>
          <table:table-cell office:value-type="float" office:value="9.119477">
            <text:p>9.119477</text:p>
          </table:table-cell>
          <table:table-cell office:value-type="float" office:value="-79.695869">
            <text:p>-79.69586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09H51M47S">
            <text:p>09:51</text:p>
          </table:table-cell>
          <table:table-cell office:value-type="float" office:value="99">
            <text:p>99</text:p>
          </table:table-cell>
          <table:table-cell office:value-type="float" office:value="9.119462">
            <text:p>9.119462</text:p>
          </table:table-cell>
          <table:table-cell office:value-type="float" office:value="-79.695842">
            <text:p>-79.69584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0H02M37S">
            <text:p>10:02</text:p>
          </table:table-cell>
          <table:table-cell office:value-type="float" office:value="100">
            <text:p>100</text:p>
          </table:table-cell>
          <table:table-cell office:value-type="float" office:value="9.119511">
            <text:p>9.119511</text:p>
          </table:table-cell>
          <table:table-cell office:value-type="float" office:value="-79.695865">
            <text:p>-79.69586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0H11M15S">
            <text:p>10:11</text:p>
          </table:table-cell>
          <table:table-cell office:value-type="float" office:value="101">
            <text:p>101</text:p>
          </table:table-cell>
          <table:table-cell office:value-type="float" office:value="9.119488">
            <text:p>9.119488</text:p>
          </table:table-cell>
          <table:table-cell office:value-type="float" office:value="-79.695693">
            <text:p>-79.69569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0H22M16S">
            <text:p>10:22</text:p>
          </table:table-cell>
          <table:table-cell office:value-type="float" office:value="102">
            <text:p>102</text:p>
          </table:table-cell>
          <table:table-cell office:value-type="float" office:value="9.119463">
            <text:p>9.119463</text:p>
          </table:table-cell>
          <table:table-cell office:value-type="float" office:value="-79.695874">
            <text:p>-79.69587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0H31M15S">
            <text:p>10:31</text:p>
          </table:table-cell>
          <table:table-cell office:value-type="float" office:value="103">
            <text:p>103</text:p>
          </table:table-cell>
          <table:table-cell office:value-type="float" office:value="9.119464">
            <text:p>9.119464</text:p>
          </table:table-cell>
          <table:table-cell office:value-type="float" office:value="-79.695846">
            <text:p>-79.695846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0H43M07S">
            <text:p>10:43</text:p>
          </table:table-cell>
          <table:table-cell office:value-type="float" office:value="104">
            <text:p>104</text:p>
          </table:table-cell>
          <table:table-cell office:value-type="float" office:value="9.119429">
            <text:p>9.119429</text:p>
          </table:table-cell>
          <table:table-cell office:value-type="float" office:value="-79.696025">
            <text:p>-79.696025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Grass</text:p>
          </table:table-cell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0H54M25S">
            <text:p>10:54</text:p>
          </table:table-cell>
          <table:table-cell office:value-type="float" office:value="105">
            <text:p>105</text:p>
          </table:table-cell>
          <table:table-cell office:value-type="float" office:value="9.119491">
            <text:p>9.119491</text:p>
          </table:table-cell>
          <table:table-cell office:value-type="float" office:value="-79.696011">
            <text:p>-79.69601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1H01M03S">
            <text:p>11:01</text:p>
          </table:table-cell>
          <table:table-cell office:value-type="float" office:value="106">
            <text:p>106</text:p>
          </table:table-cell>
          <table:table-cell office:value-type="float" office:value="9.119535">
            <text:p>9.119535</text:p>
          </table:table-cell>
          <table:table-cell office:value-type="float" office:value="-79.696087">
            <text:p>-79.69608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1H11M02S">
            <text:p>11:11</text:p>
          </table:table-cell>
          <table:table-cell office:value-type="float" office:value="107">
            <text:p>107</text:p>
          </table:table-cell>
          <table:table-cell office:value-type="float" office:value="9.119517">
            <text:p>9.119517</text:p>
          </table:table-cell>
          <table:table-cell office:value-type="float" office:value="-79.696171">
            <text:p>-79.69617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1H21M13S">
            <text:p>11:21</text:p>
          </table:table-cell>
          <table:table-cell office:value-type="float" office:value="108">
            <text:p>108</text:p>
          </table:table-cell>
          <table:table-cell office:value-type="float" office:value="9.119712">
            <text:p>9.119712</text:p>
          </table:table-cell>
          <table:table-cell office:value-type="float" office:value="-79.696168">
            <text:p>-79.69616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1H32M56S">
            <text:p>11:32</text:p>
          </table:table-cell>
          <table:table-cell office:value-type="float" office:value="109">
            <text:p>109</text:p>
          </table:table-cell>
          <table:table-cell office:value-type="float" office:value="9.119697">
            <text:p>9.119697</text:p>
          </table:table-cell>
          <table:table-cell office:value-type="float" office:value="-79.69614">
            <text:p>-79.69614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1H44M01S">
            <text:p>11:44</text:p>
          </table:table-cell>
          <table:table-cell office:value-type="float" office:value="110">
            <text:p>110</text:p>
          </table:table-cell>
          <table:table-cell office:value-type="float" office:value="9.119836">
            <text:p>9.119836</text:p>
          </table:table-cell>
          <table:table-cell office:value-type="float" office:value="-79.696146">
            <text:p>-79.696146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Roa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1H51M36S">
            <text:p>11:51</text:p>
          </table:table-cell>
          <table:table-cell office:value-type="float" office:value="111">
            <text:p>111</text:p>
          </table:table-cell>
          <table:table-cell office:value-type="float" office:value="9.119753">
            <text:p>9.119753</text:p>
          </table:table-cell>
          <table:table-cell office:value-type="float" office:value="-79.696019">
            <text:p>-79.69601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2H01M04S">
            <text:p>12:01</text:p>
          </table:table-cell>
          <table:table-cell office:value-type="float" office:value="112">
            <text:p>112</text:p>
          </table:table-cell>
          <table:table-cell office:value-type="float" office:value="9.119556">
            <text:p>9.119556</text:p>
          </table:table-cell>
          <table:table-cell office:value-type="float" office:value="-79.696228">
            <text:p>-79.69622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2H13M35S">
            <text:p>12:13</text:p>
          </table:table-cell>
          <table:table-cell office:value-type="float" office:value="113">
            <text:p>113</text:p>
          </table:table-cell>
          <table:table-cell office:value-type="float" office:value="9.119358">
            <text:p>9.119358</text:p>
          </table:table-cell>
          <table:table-cell office:value-type="float" office:value="-79.695922">
            <text:p>-79.69592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2H21M31S">
            <text:p>12:21</text:p>
          </table:table-cell>
          <table:table-cell office:value-type="float" office:value="114">
            <text:p>114</text:p>
          </table:table-cell>
          <table:table-cell office:value-type="float" office:value="9.119426">
            <text:p>9.119426</text:p>
          </table:table-cell>
          <table:table-cell office:value-type="float" office:value="-79.69588">
            <text:p>-79.69588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2H31M22S">
            <text:p>12:31</text:p>
          </table:table-cell>
          <table:table-cell office:value-type="float" office:value="115">
            <text:p>115</text:p>
          </table:table-cell>
          <table:table-cell office:value-type="float" office:value="9.119393">
            <text:p>9.119393</text:p>
          </table:table-cell>
          <table:table-cell office:value-type="float" office:value="-79.69594">
            <text:p>-79.69594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2H41M08S">
            <text:p>12:41</text:p>
          </table:table-cell>
          <table:table-cell office:value-type="float" office:value="116">
            <text:p>116</text:p>
          </table:table-cell>
          <table:table-cell office:value-type="float" office:value="9.119381">
            <text:p>9.119381</text:p>
          </table:table-cell>
          <table:table-cell office:value-type="float" office:value="-79.695948">
            <text:p>-79.69594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2H51M48S">
            <text:p>12:51</text:p>
          </table:table-cell>
          <table:table-cell office:value-type="float" office:value="117">
            <text:p>117</text:p>
          </table:table-cell>
          <table:table-cell office:value-type="float" office:value="9.11939">
            <text:p>9.119390</text:p>
          </table:table-cell>
          <table:table-cell office:value-type="float" office:value="-79.695928">
            <text:p>-79.69592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3H01M35S">
            <text:p>13:01</text:p>
          </table:table-cell>
          <table:table-cell office:value-type="float" office:value="118">
            <text:p>118</text:p>
          </table:table-cell>
          <table:table-cell office:value-type="float" office:value="9.119393">
            <text:p>9.119393</text:p>
          </table:table-cell>
          <table:table-cell office:value-type="float" office:value="-79.695897">
            <text:p>-79.69589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3H11M02S">
            <text:p>13:11</text:p>
          </table:table-cell>
          <table:table-cell office:value-type="float" office:value="119">
            <text:p>119</text:p>
          </table:table-cell>
          <table:table-cell office:value-type="float" office:value="9.11938">
            <text:p>9.119380</text:p>
          </table:table-cell>
          <table:table-cell office:value-type="float" office:value="-79.695923">
            <text:p>-79.69592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3H21M40S">
            <text:p>13:21</text:p>
          </table:table-cell>
          <table:table-cell office:value-type="float" office:value="120">
            <text:p>120</text:p>
          </table:table-cell>
          <table:table-cell office:value-type="float" office:value="9.11944">
            <text:p>9.119440</text:p>
          </table:table-cell>
          <table:table-cell office:value-type="float" office:value="-79.69592">
            <text:p>-79.69592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3H31M17S">
            <text:p>13:31</text:p>
          </table:table-cell>
          <table:table-cell office:value-type="float" office:value="121">
            <text:p>121</text:p>
          </table:table-cell>
          <table:table-cell office:value-type="float" office:value="9.119354">
            <text:p>9.119354</text:p>
          </table:table-cell>
          <table:table-cell office:value-type="float" office:value="-79.69587">
            <text:p>-79.695870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Grass</text:p>
          </table:table-cell>
          <table:table-cell office:value-type="string">
            <text:p>&lt; 2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3H41M48S">
            <text:p>13:41</text:p>
          </table:table-cell>
          <table:table-cell office:value-type="float" office:value="122">
            <text:p>122</text:p>
          </table:table-cell>
          <table:table-cell office:value-type="float" office:value="9.119218">
            <text:p>9.119218</text:p>
          </table:table-cell>
          <table:table-cell office:value-type="float" office:value="-79.69572">
            <text:p>-79.695720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&lt; 2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4H01M26S">
            <text:p>14:01</text:p>
          </table:table-cell>
          <table:table-cell office:value-type="float" office:value="123">
            <text:p>123</text:p>
          </table:table-cell>
          <table:table-cell office:value-type="float" office:value="9.118989">
            <text:p>9.118989</text:p>
          </table:table-cell>
          <table:table-cell office:value-type="float" office:value="-79.695644">
            <text:p>-79.695644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4H10M52S">
            <text:p>14:10</text:p>
          </table:table-cell>
          <table:table-cell office:value-type="float" office:value="124">
            <text:p>124</text:p>
          </table:table-cell>
          <table:table-cell office:value-type="float" office:value="9.118616">
            <text:p>9.118616</text:p>
          </table:table-cell>
          <table:table-cell office:value-type="float" office:value="-79.695521">
            <text:p>-79.695521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Grass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4H21M13S">
            <text:p>14:21</text:p>
          </table:table-cell>
          <table:table-cell office:value-type="float" office:value="125">
            <text:p>125</text:p>
          </table:table-cell>
          <table:table-cell office:value-type="float" office:value="9.118263">
            <text:p>9.118263</text:p>
          </table:table-cell>
          <table:table-cell office:value-type="float" office:value="-79.695472">
            <text:p>-79.695472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office:value-type="time" office:time-value="PT15H00M35S">
            <text:p>15:00</text:p>
          </table:table-cell>
          <table:table-cell office:value-type="float" office:value="126">
            <text:p>126</text:p>
          </table:table-cell>
          <table:table-cell office:value-type="float" office:value="9.117938">
            <text:p>9.117938</text:p>
          </table:table-cell>
          <table:table-cell office:value-type="float" office:value="-79.695821">
            <text:p>-79.695821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08H40M47S">
            <text:p>08:40</text:p>
          </table:table-cell>
          <table:table-cell office:value-type="float" office:value="127">
            <text:p>127</text:p>
          </table:table-cell>
          <table:table-cell office:value-type="float" office:value="9.116095">
            <text:p>9.116095</text:p>
          </table:table-cell>
          <table:table-cell office:value-type="float" office:value="-79.698853">
            <text:p>-79.698853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&gt; 4 meters</text:p>
          </table:table-cell>
          <table:table-cell office:value-type="float" office:value="3">
            <text:p>3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08H48M44S">
            <text:p>08:48</text:p>
          </table:table-cell>
          <table:table-cell office:value-type="float" office:value="128">
            <text:p>128</text:p>
          </table:table-cell>
          <table:table-cell office:value-type="float" office:value="9.116038">
            <text:p>9.116038</text:p>
          </table:table-cell>
          <table:table-cell office:value-type="float" office:value="-79.698852">
            <text:p>-79.698852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&gt; 4 meters</text:p>
          </table:table-cell>
          <table:table-cell office:value-type="float" office:value="3">
            <text:p>3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08H58M26S">
            <text:p>08:58</text:p>
          </table:table-cell>
          <table:table-cell office:value-type="float" office:value="129">
            <text:p>129</text:p>
          </table:table-cell>
          <table:table-cell office:value-type="float" office:value="9.115885">
            <text:p>9.115885</text:p>
          </table:table-cell>
          <table:table-cell office:value-type="float" office:value="-79.698704">
            <text:p>-79.698704</text:p>
          </table:table-cell>
          <table:table-cell office:value-type="string">
            <text:p>Edge</text:p>
          </table:table-cell>
          <table:table-cell office:value-type="string">
            <text:p>Forest</text:p>
          </table:table-cell>
          <table:table-cell office:value-type="string">
            <text:p>Backyard</text:p>
          </table:table-cell>
          <table:table-cell office:value-type="string">
            <text:p>&gt; 10 meters</text:p>
          </table:table-cell>
          <table:table-cell office:value-type="float" office:value="5">
            <text:p>5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09H08M19S">
            <text:p>09:08</text:p>
          </table:table-cell>
          <table:table-cell office:value-type="float" office:value="130">
            <text:p>130</text:p>
          </table:table-cell>
          <table:table-cell office:value-type="float" office:value="9.115663">
            <text:p>9.115663</text:p>
          </table:table-cell>
          <table:table-cell office:value-type="float" office:value="-79.69862">
            <text:p>-79.69862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09H18M21S">
            <text:p>09:18</text:p>
          </table:table-cell>
          <table:table-cell office:value-type="float" office:value="131">
            <text:p>131</text:p>
          </table:table-cell>
          <table:table-cell office:value-type="float" office:value="9.115839">
            <text:p>9.115839</text:p>
          </table:table-cell>
          <table:table-cell office:value-type="float" office:value="-79.698434">
            <text:p>-79.69843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09H28M40S">
            <text:p>09:28</text:p>
          </table:table-cell>
          <table:table-cell office:value-type="float" office:value="132">
            <text:p>132</text:p>
          </table:table-cell>
          <table:table-cell office:value-type="float" office:value="9.11576">
            <text:p>9.115760</text:p>
          </table:table-cell>
          <table:table-cell office:value-type="float" office:value="-79.69827">
            <text:p>-79.698270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09H38M47S">
            <text:p>09:38</text:p>
          </table:table-cell>
          <table:table-cell office:value-type="float" office:value="133">
            <text:p>133</text:p>
          </table:table-cell>
          <table:table-cell office:value-type="float" office:value="9.115771">
            <text:p>9.115771</text:p>
          </table:table-cell>
          <table:table-cell office:value-type="float" office:value="-79.698276">
            <text:p>-79.69827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09H48M21S">
            <text:p>09:48</text:p>
          </table:table-cell>
          <table:table-cell office:value-type="float" office:value="134">
            <text:p>134</text:p>
          </table:table-cell>
          <table:table-cell office:value-type="float" office:value="9.115745">
            <text:p>9.115745</text:p>
          </table:table-cell>
          <table:table-cell office:value-type="float" office:value="-79.698322">
            <text:p>-79.69832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09H58M29S">
            <text:p>09:58</text:p>
          </table:table-cell>
          <table:table-cell office:value-type="float" office:value="135">
            <text:p>135</text:p>
          </table:table-cell>
          <table:table-cell office:value-type="float" office:value="9.115761">
            <text:p>9.115761</text:p>
          </table:table-cell>
          <table:table-cell office:value-type="float" office:value="-79.698206">
            <text:p>-79.6982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6-10 meters</text:p>
          </table:table-cell>
          <table:table-cell office:value-type="float" office:value="4">
            <text:p>4</text:p>
          </table:table-cell>
          <table:table-cell office:value-type="string">
            <text:p>Upper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10H08M20S">
            <text:p>10:08</text:p>
          </table:table-cell>
          <table:table-cell office:value-type="float" office:value="136">
            <text:p>136</text:p>
          </table:table-cell>
          <table:table-cell office:value-type="float" office:value="9.115718">
            <text:p>9.115718</text:p>
          </table:table-cell>
          <table:table-cell office:value-type="float" office:value="-79.698258">
            <text:p>-79.698258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10H18M55S">
            <text:p>10:18</text:p>
          </table:table-cell>
          <table:table-cell office:value-type="float" office:value="137">
            <text:p>137</text:p>
          </table:table-cell>
          <table:table-cell office:value-type="float" office:value="9.115603">
            <text:p>9.115603</text:p>
          </table:table-cell>
          <table:table-cell office:value-type="float" office:value="-79.698097">
            <text:p>-79.69809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10H28M19S">
            <text:p>10:28</text:p>
          </table:table-cell>
          <table:table-cell office:value-type="float" office:value="138">
            <text:p>138</text:p>
          </table:table-cell>
          <table:table-cell office:value-type="float" office:value="9.115583">
            <text:p>9.115583</text:p>
          </table:table-cell>
          <table:table-cell office:value-type="float" office:value="-79.698199">
            <text:p>-79.69819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10H38M22S">
            <text:p>10:38</text:p>
          </table:table-cell>
          <table:table-cell office:value-type="float" office:value="139">
            <text:p>139</text:p>
          </table:table-cell>
          <table:table-cell office:value-type="float" office:value="9.115418">
            <text:p>9.115418</text:p>
          </table:table-cell>
          <table:table-cell office:value-type="float" office:value="-79.698209">
            <text:p>-79.69820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4-6 meters</text:p>
          </table:table-cell>
          <table:table-cell office:value-type="float" office:value="3">
            <text:p>3</text:p>
          </table:table-cell>
          <table:table-cell office:value-type="string">
            <text:p>Mi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office:value-type="time" office:time-value="PT10H48M14S">
            <text:p>10:48</text:p>
          </table:table-cell>
          <table:table-cell office:value-type="float" office:value="140">
            <text:p>140</text:p>
          </table:table-cell>
          <table:table-cell office:value-type="float" office:value="9.115529">
            <text:p>9.115529</text:p>
          </table:table-cell>
          <table:table-cell office:value-type="float" office:value="-79.698399">
            <text:p>-79.698399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&lt; 4 meters</text:p>
          </table:table-cell>
          <table:table-cell office:value-type="float" office:value="2">
            <text:p>2</text:p>
          </table:table-cell>
          <table:table-cell office:value-type="string">
            <text:p>Understory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number:number-style style:name="N10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7">01/07/2009</text:date>, <text:time>21:5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Samuel Diaz Munoz</meta:initial-creator>
    <meta:creation-date>2008-04-27T15:10:21</meta:creation-date>
    <dc:creator>Samuel Diaz Munoz</dc:creator>
    <dc:date>2009-01-07T21:52:55</dc:date>
    <dc:language>en-US</dc:language>
    <meta:editing-cycles>95</meta:editing-cycles>
    <meta:editing-duration>PT7H55M20S</meta:editing-duration>
    <meta:user-defined meta:name="Info 1"/>
    <meta:user-defined meta:name="Info 2"/>
    <meta:user-defined meta:name="Info 3"/>
    <meta:user-defined meta:name="Info 4"/>
    <meta:document-statistic meta:table-count="3" meta:cell-count="2774"/>
  </office:meta>
</office:document-meta>
</file>